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/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5min" table:style-name="ta1">
        <table:shapes>
          <draw:frame draw:z-index="0" draw:style-name="gr1" draw:text-style-name="P1" svg:width="21.901cm" svg:height="12.272cm" svg:x="10.235cm" svg:y="0.717cm">
            <draw:object draw:notify-on-update-of-ranges="5min.A2:5min.A300 5min.B1:5min.B1 5min.B2:5min.B300 5min.C1:5min.C1 5min.C2:5min.C300 5min.D1:5min.D1 5min.D2:5min.D300 5min.E1:5min.E1 5min.E2:5min.E3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disk</text:p>
          </table:table-cell>
        </table:table-row>
        <table:table-row table:style-name="ro1">
          <table:table-cell table:style-name="ce3" office:value-type="string" calcext:value-type="string">
            <text:p>2025-01-28 00:56:57.948425</text:p>
          </table:table-cell>
          <table:table-cell table:style-name="ce4" office:value-type="float" office:value="0.952482223510742" calcext:value-type="float">
            <text:p>0,95</text:p>
          </table:table-cell>
          <table:table-cell table:style-name="ce4" office:value-type="float" office:value="3.5" calcext:value-type="float">
            <text:p>3,5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6:58.951508</text:p>
          </table:table-cell>
          <table:table-cell table:style-name="ce4" office:value-type="float" office:value="2.1367073059082" calcext:value-type="float">
            <text:p>2,14</text:p>
          </table:table-cell>
          <table:table-cell table:style-name="ce4" office:value-type="float" office:value="1.5" calcext:value-type="float">
            <text:p>1,5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6:59.954937</text:p>
          </table:table-cell>
          <table:table-cell table:style-name="ce4" office:value-type="float" office:value="2.30312347412109" calcext:value-type="float">
            <text:p>2,30</text:p>
          </table:table-cell>
          <table:table-cell table:style-name="ce4" office:value-type="float" office:value="2" calcext:value-type="float">
            <text:p>2,0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00.960568</text:p>
          </table:table-cell>
          <table:table-cell table:style-name="ce4" office:value-type="float" office:value="4.44889068603516" calcext:value-type="float">
            <text:p>4,45</text:p>
          </table:table-cell>
          <table:table-cell table:style-name="ce4" office:value-type="float" office:value="0" calcext:value-type="float">
            <text:p>0,0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01.964005</text:p>
          </table:table-cell>
          <table:table-cell table:style-name="ce4" office:value-type="float" office:value="2.24637985229492" calcext:value-type="float">
            <text:p>2,25</text:p>
          </table:table-cell>
          <table:table-cell table:style-name="ce4" office:value-type="float" office:value="1.3" calcext:value-type="float">
            <text:p>1,3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02.967423</text:p>
          </table:table-cell>
          <table:table-cell table:style-name="ce4" office:value-type="float" office:value="2.31647491455078" calcext:value-type="float">
            <text:p>2,32</text:p>
          </table:table-cell>
          <table:table-cell table:style-name="ce4" office:value-type="float" office:value="0.5" calcext:value-type="float">
            <text:p>0,5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03.970802</text:p>
          </table:table-cell>
          <table:table-cell table:style-name="ce4" office:value-type="float" office:value="2.24924087524414" calcext:value-type="float">
            <text:p>2,25</text:p>
          </table:table-cell>
          <table:table-cell table:style-name="ce4" office:value-type="float" office:value="1.3" calcext:value-type="float">
            <text:p>1,3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04.974186</text:p>
          </table:table-cell>
          <table:table-cell table:style-name="ce4" office:value-type="float" office:value="2.24089622497559" calcext:value-type="float">
            <text:p>2,24</text:p>
          </table:table-cell>
          <table:table-cell table:style-name="ce4" office:value-type="float" office:value="2" calcext:value-type="float">
            <text:p>2,0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05.978640</text:p>
          </table:table-cell>
          <table:table-cell table:style-name="ce4" office:value-type="float" office:value="3.40580940246582" calcext:value-type="float">
            <text:p>3,41</text:p>
          </table:table-cell>
          <table:table-cell table:style-name="ce4" office:value-type="float" office:value="0.5" calcext:value-type="float">
            <text:p>0,5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06.981791</text:p>
          </table:table-cell>
          <table:table-cell table:style-name="ce4" office:value-type="float" office:value="2.03466415405273" calcext:value-type="float">
            <text:p>2,03</text:p>
          </table:table-cell>
          <table:table-cell table:style-name="ce4" office:value-type="float" office:value="1.3" calcext:value-type="float">
            <text:p>1,30</text:p>
          </table:table-cell>
          <table:table-cell table:style-name="ce4" office:value-type="float" office:value="22.4" calcext:value-type="float">
            <text:p>22,4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07.985089</text:p>
          </table:table-cell>
          <table:table-cell table:style-name="ce4" office:value-type="float" office:value="2.18439102172852" calcext:value-type="float">
            <text:p>2,18</text:p>
          </table:table-cell>
          <table:table-cell table:style-name="ce4" office:value-type="float" office:value="1.5" calcext:value-type="float">
            <text:p>1,50</text:p>
          </table:table-cell>
          <table:table-cell table:style-name="ce4" office:value-type="float" office:value="22.4" calcext:value-type="float">
            <text:p>22,4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08.988119</text:p>
          </table:table-cell>
          <table:table-cell table:style-name="ce4" office:value-type="float" office:value="2.10070610046387" calcext:value-type="float">
            <text:p>2,10</text:p>
          </table:table-cell>
          <table:table-cell table:style-name="ce4" office:value-type="float" office:value="2" calcext:value-type="float">
            <text:p>2,00</text:p>
          </table:table-cell>
          <table:table-cell table:style-name="ce4" office:value-type="float" office:value="22.4" calcext:value-type="float">
            <text:p>22,4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09.991073</text:p>
          </table:table-cell>
          <table:table-cell table:style-name="ce4" office:value-type="float" office:value="2.07138061523437" calcext:value-type="float">
            <text:p>2,07</text:p>
          </table:table-cell>
          <table:table-cell table:style-name="ce4" office:value-type="float" office:value="0.5" calcext:value-type="float">
            <text:p>0,50</text:p>
          </table:table-cell>
          <table:table-cell table:style-name="ce4" office:value-type="float" office:value="22.4" calcext:value-type="float">
            <text:p>22,4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10.996037</text:p>
          </table:table-cell>
          <table:table-cell table:style-name="ce4" office:value-type="float" office:value="3.88717651367187" calcext:value-type="float">
            <text:p>3,89</text:p>
          </table:table-cell>
          <table:table-cell table:style-name="ce4" office:value-type="float" office:value="1.3" calcext:value-type="float">
            <text:p>1,30</text:p>
          </table:table-cell>
          <table:table-cell table:style-name="ce4" office:value-type="float" office:value="22.4" calcext:value-type="float">
            <text:p>22,4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11.999440</text:p>
          </table:table-cell>
          <table:table-cell table:style-name="ce4" office:value-type="float" office:value="2.25353240966797" calcext:value-type="float">
            <text:p>2,25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13.002843</text:p>
          </table:table-cell>
          <table:table-cell table:style-name="ce4" office:value-type="float" office:value="2.28452682495117" calcext:value-type="float">
            <text:p>2,28</text:p>
          </table:table-cell>
          <table:table-cell table:style-name="ce4" office:value-type="float" office:value="0.3" calcext:value-type="float">
            <text:p>0,3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14.006164</text:p>
          </table:table-cell>
          <table:table-cell table:style-name="ce4" office:value-type="float" office:value="2.19392776489258" calcext:value-type="float">
            <text:p>2,19</text:p>
          </table:table-cell>
          <table:table-cell table:style-name="ce4" office:value-type="float" office:value="1.3" calcext:value-type="float">
            <text:p>1,30</text:p>
          </table:table-cell>
          <table:table-cell table:style-name="ce4" office:value-type="float" office:value="22.4" calcext:value-type="float">
            <text:p>22,4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15.009548</text:p>
          </table:table-cell>
          <table:table-cell table:style-name="ce4" office:value-type="float" office:value="2.20632553100586" calcext:value-type="float">
            <text:p>2,21</text:p>
          </table:table-cell>
          <table:table-cell table:style-name="ce4" office:value-type="float" office:value="0.8" calcext:value-type="float">
            <text:p>0,80</text:p>
          </table:table-cell>
          <table:table-cell table:style-name="ce4" office:value-type="float" office:value="22.4" calcext:value-type="float">
            <text:p>22,4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16.012907</text:p>
          </table:table-cell>
          <table:table-cell table:style-name="ce4" office:value-type="float" office:value="2.16221809387207" calcext:value-type="float">
            <text:p>2,16</text:p>
          </table:table-cell>
          <table:table-cell table:style-name="ce4" office:value-type="float" office:value="4.8" calcext:value-type="float">
            <text:p>4,80</text:p>
          </table:table-cell>
          <table:table-cell table:style-name="ce4" office:value-type="float" office:value="22.4" calcext:value-type="float">
            <text:p>22,4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17.016062</text:p>
          </table:table-cell>
          <table:table-cell table:style-name="ce4" office:value-type="float" office:value="2.18033790588379" calcext:value-type="float">
            <text:p>2,18</text:p>
          </table:table-cell>
          <table:table-cell table:style-name="ce4" office:value-type="float" office:value="1.8" calcext:value-type="float">
            <text:p>1,80</text:p>
          </table:table-cell>
          <table:table-cell table:style-name="ce4" office:value-type="float" office:value="22.4" calcext:value-type="float">
            <text:p>22,4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18.019419</text:p>
          </table:table-cell>
          <table:table-cell table:style-name="ce4" office:value-type="float" office:value="2.26974487304687" calcext:value-type="float">
            <text:p>2,27</text:p>
          </table:table-cell>
          <table:table-cell table:style-name="ce4" office:value-type="float" office:value="1.8" calcext:value-type="float">
            <text:p>1,80</text:p>
          </table:table-cell>
          <table:table-cell table:style-name="ce4" office:value-type="float" office:value="22.4" calcext:value-type="float">
            <text:p>22,4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19.023950</text:p>
          </table:table-cell>
          <table:table-cell table:style-name="ce4" office:value-type="float" office:value="3.41439247131348" calcext:value-type="float">
            <text:p>3,41</text:p>
          </table:table-cell>
          <table:table-cell table:style-name="ce4" office:value-type="float" office:value="1.8" calcext:value-type="float">
            <text:p>1,80</text:p>
          </table:table-cell>
          <table:table-cell table:style-name="ce4" office:value-type="float" office:value="22.4" calcext:value-type="float">
            <text:p>22,4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20.027343</text:p>
          </table:table-cell>
          <table:table-cell table:style-name="ce4" office:value-type="float" office:value="2.25543975830078" calcext:value-type="float">
            <text:p>2,26</text:p>
          </table:table-cell>
          <table:table-cell table:style-name="ce4" office:value-type="float" office:value="1.3" calcext:value-type="float">
            <text:p>1,30</text:p>
          </table:table-cell>
          <table:table-cell table:style-name="ce4" office:value-type="float" office:value="22.4" calcext:value-type="float">
            <text:p>22,4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21.030705</text:p>
          </table:table-cell>
          <table:table-cell table:style-name="ce4" office:value-type="float" office:value="2.26020812988281" calcext:value-type="float">
            <text:p>2,26</text:p>
          </table:table-cell>
          <table:table-cell table:style-name="ce4" office:value-type="float" office:value="1.3" calcext:value-type="float">
            <text:p>1,30</text:p>
          </table:table-cell>
          <table:table-cell table:style-name="ce4" office:value-type="float" office:value="22.4" calcext:value-type="float">
            <text:p>22,4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22.034022</text:p>
          </table:table-cell>
          <table:table-cell table:style-name="ce4" office:value-type="float" office:value="2.20108032226562" calcext:value-type="float">
            <text:p>2,20</text:p>
          </table:table-cell>
          <table:table-cell table:style-name="ce4" office:value-type="float" office:value="0.8" calcext:value-type="float">
            <text:p>0,80</text:p>
          </table:table-cell>
          <table:table-cell table:style-name="ce4" office:value-type="float" office:value="22.4" calcext:value-type="float">
            <text:p>22,4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23.037098</text:p>
          </table:table-cell>
          <table:table-cell table:style-name="ce4" office:value-type="float" office:value="2.09808349609375" calcext:value-type="float">
            <text:p>2,10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4" calcext:value-type="float">
            <text:p>22,4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24.042787</text:p>
          </table:table-cell>
          <table:table-cell table:style-name="ce4" office:value-type="float" office:value="4.58431243896484" calcext:value-type="float">
            <text:p>4,58</text:p>
          </table:table-cell>
          <table:table-cell table:style-name="ce4" office:value-type="float" office:value="1.3" calcext:value-type="float">
            <text:p>1,3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25.046190</text:p>
          </table:table-cell>
          <table:table-cell table:style-name="ce4" office:value-type="float" office:value="2.21776962280273" calcext:value-type="float">
            <text:p>2,22</text:p>
          </table:table-cell>
          <table:table-cell table:style-name="ce4" office:value-type="float" office:value="0.8" calcext:value-type="float">
            <text:p>0,8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26.049836</text:p>
          </table:table-cell>
          <table:table-cell table:style-name="ce4" office:value-type="float" office:value="2.07042694091797" calcext:value-type="float">
            <text:p>2,07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27.053245</text:p>
          </table:table-cell>
          <table:table-cell table:style-name="ce4" office:value-type="float" office:value="2.23088264465332" calcext:value-type="float">
            <text:p>2,23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28.056791</text:p>
          </table:table-cell>
          <table:table-cell table:style-name="ce4" office:value-type="float" office:value="2.33340263366699" calcext:value-type="float">
            <text:p>2,33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29.060324</text:p>
          </table:table-cell>
          <table:table-cell table:style-name="ce4" office:value-type="float" office:value="2.38370895385742" calcext:value-type="float">
            <text:p>2,38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30.063726</text:p>
          </table:table-cell>
          <table:table-cell table:style-name="ce4" office:value-type="float" office:value="2.23922729492187" calcext:value-type="float">
            <text:p>2,24</text:p>
          </table:table-cell>
          <table:table-cell table:style-name="ce4" office:value-type="float" office:value="0.8" calcext:value-type="float">
            <text:p>0,8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31.067234</text:p>
          </table:table-cell>
          <table:table-cell table:style-name="ce4" office:value-type="float" office:value="2.410888671875" calcext:value-type="float">
            <text:p>2,41</text:p>
          </table:table-cell>
          <table:table-cell table:style-name="ce4" office:value-type="float" office:value="1.5" calcext:value-type="float">
            <text:p>1,5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32.070672</text:p>
          </table:table-cell>
          <table:table-cell table:style-name="ce4" office:value-type="float" office:value="2.29144096374512" calcext:value-type="float">
            <text:p>2,29</text:p>
          </table:table-cell>
          <table:table-cell table:style-name="ce4" office:value-type="float" office:value="0.8" calcext:value-type="float">
            <text:p>0,8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33.074241</text:p>
          </table:table-cell>
          <table:table-cell table:style-name="ce4" office:value-type="float" office:value="2.35247611999512" calcext:value-type="float">
            <text:p>2,35</text:p>
          </table:table-cell>
          <table:table-cell table:style-name="ce4" office:value-type="float" office:value="0.8" calcext:value-type="float">
            <text:p>0,8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34.078859</text:p>
          </table:table-cell>
          <table:table-cell table:style-name="ce4" office:value-type="float" office:value="3.45230102539062" calcext:value-type="float">
            <text:p>3,45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35.082170</text:p>
          </table:table-cell>
          <table:table-cell table:style-name="ce4" office:value-type="float" office:value="2.17199325561523" calcext:value-type="float">
            <text:p>2,17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36.085640</text:p>
          </table:table-cell>
          <table:table-cell table:style-name="ce4" office:value-type="float" office:value="2.32768058776855" calcext:value-type="float">
            <text:p>2,33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37.089059</text:p>
          </table:table-cell>
          <table:table-cell table:style-name="ce4" office:value-type="float" office:value="2.197265625" calcext:value-type="float">
            <text:p>2,20</text:p>
          </table:table-cell>
          <table:table-cell table:style-name="ce4" office:value-type="float" office:value="0.8" calcext:value-type="float">
            <text:p>0,8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38.092439</text:p>
          </table:table-cell>
          <table:table-cell table:style-name="ce4" office:value-type="float" office:value="2.23422050476074" calcext:value-type="float">
            <text:p>2,23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39.097413</text:p>
          </table:table-cell>
          <table:table-cell table:style-name="ce4" office:value-type="float" office:value="3.78870964050293" calcext:value-type="float">
            <text:p>3,79</text:p>
          </table:table-cell>
          <table:table-cell table:style-name="ce4" office:value-type="float" office:value="0.7" calcext:value-type="float">
            <text:p>0,7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40.100993</text:p>
          </table:table-cell>
          <table:table-cell table:style-name="ce4" office:value-type="float" office:value="2.23493576049805" calcext:value-type="float">
            <text:p>2,23</text:p>
          </table:table-cell>
          <table:table-cell table:style-name="ce4" office:value-type="float" office:value="0.5" calcext:value-type="float">
            <text:p>0,5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41.104543</text:p>
          </table:table-cell>
          <table:table-cell table:style-name="ce4" office:value-type="float" office:value="2.39253044128418" calcext:value-type="float">
            <text:p>2,39</text:p>
          </table:table-cell>
          <table:table-cell table:style-name="ce4" office:value-type="float" office:value="1.2" calcext:value-type="float">
            <text:p>1,2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42.108100</text:p>
          </table:table-cell>
          <table:table-cell table:style-name="ce4" office:value-type="float" office:value="2.40230560302734" calcext:value-type="float">
            <text:p>2,40</text:p>
          </table:table-cell>
          <table:table-cell table:style-name="ce4" office:value-type="float" office:value="0.7" calcext:value-type="float">
            <text:p>0,7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43.111625</text:p>
          </table:table-cell>
          <table:table-cell table:style-name="ce4" office:value-type="float" office:value="2.37107276916504" calcext:value-type="float">
            <text:p>2,37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44.115210</text:p>
          </table:table-cell>
          <table:table-cell table:style-name="ce4" office:value-type="float" office:value="2.42948532104492" calcext:value-type="float">
            <text:p>2,43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45.118791</text:p>
          </table:table-cell>
          <table:table-cell table:style-name="ce4" office:value-type="float" office:value="2.37178802490234" calcext:value-type="float">
            <text:p>2,37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46.122304</text:p>
          </table:table-cell>
          <table:table-cell table:style-name="ce4" office:value-type="float" office:value="2.35915184020996" calcext:value-type="float">
            <text:p>2,36</text:p>
          </table:table-cell>
          <table:table-cell table:style-name="ce4" office:value-type="float" office:value="0.5" calcext:value-type="float">
            <text:p>0,5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47.125640</text:p>
          </table:table-cell>
          <table:table-cell table:style-name="ce4" office:value-type="float" office:value="2.14219093322754" calcext:value-type="float">
            <text:p>2,14</text:p>
          </table:table-cell>
          <table:table-cell table:style-name="ce4" office:value-type="float" office:value="0.8" calcext:value-type="float">
            <text:p>0,8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48.129093</text:p>
          </table:table-cell>
          <table:table-cell table:style-name="ce4" office:value-type="float" office:value="2.27117538452148" calcext:value-type="float">
            <text:p>2,27</text:p>
          </table:table-cell>
          <table:table-cell table:style-name="ce4" office:value-type="float" office:value="0.8" calcext:value-type="float">
            <text:p>0,8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49.133722</text:p>
          </table:table-cell>
          <table:table-cell table:style-name="ce4" office:value-type="float" office:value="3.33046913146973" calcext:value-type="float">
            <text:p>3,33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50.137537</text:p>
          </table:table-cell>
          <table:table-cell table:style-name="ce4" office:value-type="float" office:value="2.42137908935547" calcext:value-type="float">
            <text:p>2,42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51.140921</text:p>
          </table:table-cell>
          <table:table-cell table:style-name="ce4" office:value-type="float" office:value="2.18915939331055" calcext:value-type="float">
            <text:p>2,19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52.144327</text:p>
          </table:table-cell>
          <table:table-cell table:style-name="ce4" office:value-type="float" office:value="2.2728443145752" calcext:value-type="float">
            <text:p>2,27</text:p>
          </table:table-cell>
          <table:table-cell table:style-name="ce4" office:value-type="float" office:value="1.5" calcext:value-type="float">
            <text:p>1,5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53.147699</text:p>
          </table:table-cell>
          <table:table-cell table:style-name="ce4" office:value-type="float" office:value="2.22539901733398" calcext:value-type="float">
            <text:p>2,23</text:p>
          </table:table-cell>
          <table:table-cell table:style-name="ce4" office:value-type="float" office:value="0.8" calcext:value-type="float">
            <text:p>0,8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54.151330</text:p>
          </table:table-cell>
          <table:table-cell table:style-name="ce4" office:value-type="float" office:value="2.48885154724121" calcext:value-type="float">
            <text:p>2,49</text:p>
          </table:table-cell>
          <table:table-cell table:style-name="ce4" office:value-type="float" office:value="0.8" calcext:value-type="float">
            <text:p>0,8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55.154853</text:p>
          </table:table-cell>
          <table:table-cell table:style-name="ce4" office:value-type="float" office:value="2.3796558380127" calcext:value-type="float">
            <text:p>2,38</text:p>
          </table:table-cell>
          <table:table-cell table:style-name="ce4" office:value-type="float" office:value="0.5" calcext:value-type="float">
            <text:p>0,5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56.157878</text:p>
          </table:table-cell>
          <table:table-cell table:style-name="ce4" office:value-type="float" office:value="2.07686424255371" calcext:value-type="float">
            <text:p>2,08</text:p>
          </table:table-cell>
          <table:table-cell table:style-name="ce4" office:value-type="float" office:value="10" calcext:value-type="float">
            <text:p>10,0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57.161299</text:p>
          </table:table-cell>
          <table:table-cell table:style-name="ce4" office:value-type="float" office:value="2.27165222167969" calcext:value-type="float">
            <text:p>2,27</text:p>
          </table:table-cell>
          <table:table-cell table:style-name="ce4" office:value-type="float" office:value="0.8" calcext:value-type="float">
            <text:p>0,8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58.166793</text:p>
          </table:table-cell>
          <table:table-cell table:style-name="ce4" office:value-type="float" office:value="4.23121452331543" calcext:value-type="float">
            <text:p>4,23</text:p>
          </table:table-cell>
          <table:table-cell table:style-name="ce4" office:value-type="float" office:value="0.5" calcext:value-type="float">
            <text:p>0,5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7:59.170364</text:p>
          </table:table-cell>
          <table:table-cell table:style-name="ce4" office:value-type="float" office:value="2.3806095123291" calcext:value-type="float">
            <text:p>2,38</text:p>
          </table:table-cell>
          <table:table-cell table:style-name="ce4" office:value-type="float" office:value="1.8" calcext:value-type="float">
            <text:p>1,8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00.173897</text:p>
          </table:table-cell>
          <table:table-cell table:style-name="ce4" office:value-type="float" office:value="2.37298011779785" calcext:value-type="float">
            <text:p>2,37</text:p>
          </table:table-cell>
          <table:table-cell table:style-name="ce4" office:value-type="float" office:value="12.2" calcext:value-type="float">
            <text:p>12,20</text:p>
          </table:table-cell>
          <table:table-cell table:style-name="ce4" office:value-type="float" office:value="22.7" calcext:value-type="float">
            <text:p>22,7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01.177414</text:p>
          </table:table-cell>
          <table:table-cell table:style-name="ce4" office:value-type="float" office:value="2.32863426208496" calcext:value-type="float">
            <text:p>2,33</text:p>
          </table:table-cell>
          <table:table-cell table:style-name="ce4" office:value-type="float" office:value="0.5" calcext:value-type="float">
            <text:p>0,50</text:p>
          </table:table-cell>
          <table:table-cell table:style-name="ce4" office:value-type="float" office:value="22.7" calcext:value-type="float">
            <text:p>22,7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02.180850</text:p>
          </table:table-cell>
          <table:table-cell table:style-name="ce4" office:value-type="float" office:value="2.18057632446289" calcext:value-type="float">
            <text:p>2,18</text:p>
          </table:table-cell>
          <table:table-cell table:style-name="ce4" office:value-type="float" office:value="1.2" calcext:value-type="float">
            <text:p>1,20</text:p>
          </table:table-cell>
          <table:table-cell table:style-name="ce4" office:value-type="float" office:value="22.7" calcext:value-type="float">
            <text:p>22,7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03.185588</text:p>
          </table:table-cell>
          <table:table-cell table:style-name="ce4" office:value-type="float" office:value="3.79824638366699" calcext:value-type="float">
            <text:p>3,80</text:p>
          </table:table-cell>
          <table:table-cell table:style-name="ce4" office:value-type="float" office:value="2.5" calcext:value-type="float">
            <text:p>2,5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04.189151</text:p>
          </table:table-cell>
          <table:table-cell table:style-name="ce4" office:value-type="float" office:value="2.27451324462891" calcext:value-type="float">
            <text:p>2,27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05.192558</text:p>
          </table:table-cell>
          <table:table-cell table:style-name="ce4" office:value-type="float" office:value="2.20632553100586" calcext:value-type="float">
            <text:p>2,21</text:p>
          </table:table-cell>
          <table:table-cell table:style-name="ce4" office:value-type="float" office:value="1.3" calcext:value-type="float">
            <text:p>1,3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06.196057</text:p>
          </table:table-cell>
          <table:table-cell table:style-name="ce4" office:value-type="float" office:value="2.3033618927002" calcext:value-type="float">
            <text:p>2,30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07.199213</text:p>
          </table:table-cell>
          <table:table-cell table:style-name="ce4" office:value-type="float" office:value="2.16937065124512" calcext:value-type="float">
            <text:p>2,17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08.203697</text:p>
          </table:table-cell>
          <table:table-cell table:style-name="ce4" office:value-type="float" office:value="3.34763526916504" calcext:value-type="float">
            <text:p>3,35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09.207015</text:p>
          </table:table-cell>
          <table:table-cell table:style-name="ce4" office:value-type="float" office:value="2.20370292663574" calcext:value-type="float">
            <text:p>2,20</text:p>
          </table:table-cell>
          <table:table-cell table:style-name="ce4" office:value-type="float" office:value="0.8" calcext:value-type="float">
            <text:p>0,8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10.210533</text:p>
          </table:table-cell>
          <table:table-cell table:style-name="ce4" office:value-type="float" office:value="2.38990783691406" calcext:value-type="float">
            <text:p>2,39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11.214013</text:p>
          </table:table-cell>
          <table:table-cell table:style-name="ce4" office:value-type="float" office:value="2.32887268066406" calcext:value-type="float">
            <text:p>2,33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12.217501</text:p>
          </table:table-cell>
          <table:table-cell table:style-name="ce4" office:value-type="float" office:value="2.35557556152344" calcext:value-type="float">
            <text:p>2,36</text:p>
          </table:table-cell>
          <table:table-cell table:style-name="ce4" office:value-type="float" office:value="1.2" calcext:value-type="float">
            <text:p>1,2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13.222676</text:p>
          </table:table-cell>
          <table:table-cell table:style-name="ce4" office:value-type="float" office:value="3.93295288085937" calcext:value-type="float">
            <text:p>3,93</text:p>
          </table:table-cell>
          <table:table-cell table:style-name="ce4" office:value-type="float" office:value="1.2" calcext:value-type="float">
            <text:p>1,2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14.226161</text:p>
          </table:table-cell>
          <table:table-cell table:style-name="ce4" office:value-type="float" office:value="2.32934951782227" calcext:value-type="float">
            <text:p>2,33</text:p>
          </table:table-cell>
          <table:table-cell table:style-name="ce4" office:value-type="float" office:value="1.8" calcext:value-type="float">
            <text:p>1,8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15.229821</text:p>
          </table:table-cell>
          <table:table-cell table:style-name="ce4" office:value-type="float" office:value="2.47001647949219" calcext:value-type="float">
            <text:p>2,47</text:p>
          </table:table-cell>
          <table:table-cell table:style-name="ce4" office:value-type="float" office:value="2.8" calcext:value-type="float">
            <text:p>2,8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16.233293</text:p>
          </table:table-cell>
          <table:table-cell table:style-name="ce4" office:value-type="float" office:value="2.27665901184082" calcext:value-type="float">
            <text:p>2,28</text:p>
          </table:table-cell>
          <table:table-cell table:style-name="ce4" office:value-type="float" office:value="1.5" calcext:value-type="float">
            <text:p>1,5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17.236702</text:p>
          </table:table-cell>
          <table:table-cell table:style-name="ce4" office:value-type="float" office:value="2.17342376708984" calcext:value-type="float">
            <text:p>2,17</text:p>
          </table:table-cell>
          <table:table-cell table:style-name="ce4" office:value-type="float" office:value="0.8" calcext:value-type="float">
            <text:p>0,8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18.241744</text:p>
          </table:table-cell>
          <table:table-cell table:style-name="ce4" office:value-type="float" office:value="3.86428833007812" calcext:value-type="float">
            <text:p>3,86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19.245264</text:p>
          </table:table-cell>
          <table:table-cell table:style-name="ce4" office:value-type="float" office:value="2.31599807739258" calcext:value-type="float">
            <text:p>2,32</text:p>
          </table:table-cell>
          <table:table-cell table:style-name="ce4" office:value-type="float" office:value="0.7" calcext:value-type="float">
            <text:p>0,7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20.248696</text:p>
          </table:table-cell>
          <table:table-cell table:style-name="ce4" office:value-type="float" office:value="2.23374366760254" calcext:value-type="float">
            <text:p>2,23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21.251699</text:p>
          </table:table-cell>
          <table:table-cell table:style-name="ce4" office:value-type="float" office:value="2.07376480102539" calcext:value-type="float">
            <text:p>2,07</text:p>
          </table:table-cell>
          <table:table-cell table:style-name="ce4" office:value-type="float" office:value="0.5" calcext:value-type="float">
            <text:p>0,5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22.255039</text:p>
          </table:table-cell>
          <table:table-cell table:style-name="ce4" office:value-type="float" office:value="2.23994255065918" calcext:value-type="float">
            <text:p>2,24</text:p>
          </table:table-cell>
          <table:table-cell table:style-name="ce4" office:value-type="float" office:value="0" calcext:value-type="float">
            <text:p>0,0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23.260021</text:p>
          </table:table-cell>
          <table:table-cell table:style-name="ce4" office:value-type="float" office:value="3.85022163391113" calcext:value-type="float">
            <text:p>3,85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24.263549</text:p>
          </table:table-cell>
          <table:table-cell table:style-name="ce4" office:value-type="float" office:value="2.37727165222168" calcext:value-type="float">
            <text:p>2,38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25.267133</text:p>
          </table:table-cell>
          <table:table-cell table:style-name="ce4" office:value-type="float" office:value="2.43473052978516" calcext:value-type="float">
            <text:p>2,43</text:p>
          </table:table-cell>
          <table:table-cell table:style-name="ce4" office:value-type="float" office:value="0.3" calcext:value-type="float">
            <text:p>0,3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26.270664</text:p>
          </table:table-cell>
          <table:table-cell table:style-name="ce4" office:value-type="float" office:value="2.3801326751709" calcext:value-type="float">
            <text:p>2,38</text:p>
          </table:table-cell>
          <table:table-cell table:style-name="ce4" office:value-type="float" office:value="0.8" calcext:value-type="float">
            <text:p>0,8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27.274166</text:p>
          </table:table-cell>
          <table:table-cell table:style-name="ce4" office:value-type="float" office:value="2.3503303527832" calcext:value-type="float">
            <text:p>2,35</text:p>
          </table:table-cell>
          <table:table-cell table:style-name="ce4" office:value-type="float" office:value="0.3" calcext:value-type="float">
            <text:p>0,3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28.279398</text:p>
          </table:table-cell>
          <table:table-cell table:style-name="ce4" office:value-type="float" office:value="3.99112701416016" calcext:value-type="float">
            <text:p>3,99</text:p>
          </table:table-cell>
          <table:table-cell table:style-name="ce4" office:value-type="float" office:value="0.7" calcext:value-type="float">
            <text:p>0,7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29.282951</text:p>
          </table:table-cell>
          <table:table-cell table:style-name="ce4" office:value-type="float" office:value="2.37059593200684" calcext:value-type="float">
            <text:p>2,37</text:p>
          </table:table-cell>
          <table:table-cell table:style-name="ce4" office:value-type="float" office:value="1.2" calcext:value-type="float">
            <text:p>1,2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30.286479</text:p>
          </table:table-cell>
          <table:table-cell table:style-name="ce4" office:value-type="float" office:value="2.3796558380127" calcext:value-type="float">
            <text:p>2,38</text:p>
          </table:table-cell>
          <table:table-cell table:style-name="ce4" office:value-type="float" office:value="0.8" calcext:value-type="float">
            <text:p>0,8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31.289883</text:p>
          </table:table-cell>
          <table:table-cell table:style-name="ce4" office:value-type="float" office:value="2.24065780639648" calcext:value-type="float">
            <text:p>2,24</text:p>
          </table:table-cell>
          <table:table-cell table:style-name="ce4" office:value-type="float" office:value="0.5" calcext:value-type="float">
            <text:p>0,5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32.293279</text:p>
          </table:table-cell>
          <table:table-cell table:style-name="ce4" office:value-type="float" office:value="2.18963623046875" calcext:value-type="float">
            <text:p>2,19</text:p>
          </table:table-cell>
          <table:table-cell table:style-name="ce4" office:value-type="float" office:value="1.3" calcext:value-type="float">
            <text:p>1,3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33.296749</text:p>
          </table:table-cell>
          <table:table-cell table:style-name="ce4" office:value-type="float" office:value="2.31575965881348" calcext:value-type="float">
            <text:p>2,32</text:p>
          </table:table-cell>
          <table:table-cell table:style-name="ce4" office:value-type="float" office:value="0.3" calcext:value-type="float">
            <text:p>0,3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34.300310</text:p>
          </table:table-cell>
          <table:table-cell table:style-name="ce4" office:value-type="float" office:value="2.40659713745117" calcext:value-type="float">
            <text:p>2,41</text:p>
          </table:table-cell>
          <table:table-cell table:style-name="ce4" office:value-type="float" office:value="0.3" calcext:value-type="float">
            <text:p>0,3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35.303737</text:p>
          </table:table-cell>
          <table:table-cell table:style-name="ce4" office:value-type="float" office:value="2.24137306213379" calcext:value-type="float">
            <text:p>2,24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36.307232</text:p>
          </table:table-cell>
          <table:table-cell table:style-name="ce4" office:value-type="float" office:value="2.32100486755371" calcext:value-type="float">
            <text:p>2,32</text:p>
          </table:table-cell>
          <table:table-cell table:style-name="ce4" office:value-type="float" office:value="1.7" calcext:value-type="float">
            <text:p>1,7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37.310600</text:p>
          </table:table-cell>
          <table:table-cell table:style-name="ce4" office:value-type="float" office:value="2.21776962280273" calcext:value-type="float">
            <text:p>2,22</text:p>
          </table:table-cell>
          <table:table-cell table:style-name="ce4" office:value-type="float" office:value="0.5" calcext:value-type="float">
            <text:p>0,5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38.313925</text:p>
          </table:table-cell>
          <table:table-cell table:style-name="ce4" office:value-type="float" office:value="2.17914581298828" calcext:value-type="float">
            <text:p>2,18</text:p>
          </table:table-cell>
          <table:table-cell table:style-name="ce4" office:value-type="float" office:value="1.3" calcext:value-type="float">
            <text:p>1,3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39.317139</text:p>
          </table:table-cell>
          <table:table-cell table:style-name="ce4" office:value-type="float" office:value="2.22420692443848" calcext:value-type="float">
            <text:p>2,22</text:p>
          </table:table-cell>
          <table:table-cell table:style-name="ce4" office:value-type="float" office:value="0.5" calcext:value-type="float">
            <text:p>0,5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40.320638</text:p>
          </table:table-cell>
          <table:table-cell table:style-name="ce4" office:value-type="float" office:value="2.43496894836426" calcext:value-type="float">
            <text:p>2,43</text:p>
          </table:table-cell>
          <table:table-cell table:style-name="ce4" office:value-type="float" office:value="0.5" calcext:value-type="float">
            <text:p>0,5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41.325737</text:p>
          </table:table-cell>
          <table:table-cell table:style-name="ce4" office:value-type="float" office:value="3.90744209289551" calcext:value-type="float">
            <text:p>3,91</text:p>
          </table:table-cell>
          <table:table-cell table:style-name="ce4" office:value-type="float" office:value="3.5" calcext:value-type="float">
            <text:p>3,5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42.329080</text:p>
          </table:table-cell>
          <table:table-cell table:style-name="ce4" office:value-type="float" office:value="2.1669864654541" calcext:value-type="float">
            <text:p>2,17</text:p>
          </table:table-cell>
          <table:table-cell table:style-name="ce4" office:value-type="float" office:value="0.3" calcext:value-type="float">
            <text:p>0,3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43.332491</text:p>
          </table:table-cell>
          <table:table-cell table:style-name="ce4" office:value-type="float" office:value="2.27022171020508" calcext:value-type="float">
            <text:p>2,27</text:p>
          </table:table-cell>
          <table:table-cell table:style-name="ce4" office:value-type="float" office:value="0.5" calcext:value-type="float">
            <text:p>0,5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44.336039</text:p>
          </table:table-cell>
          <table:table-cell table:style-name="ce4" office:value-type="float" office:value="2.39729881286621" calcext:value-type="float">
            <text:p>2,40</text:p>
          </table:table-cell>
          <table:table-cell table:style-name="ce4" office:value-type="float" office:value="1.7" calcext:value-type="float">
            <text:p>1,7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45.339556</text:p>
          </table:table-cell>
          <table:table-cell table:style-name="ce4" office:value-type="float" office:value="2.3949146270752" calcext:value-type="float">
            <text:p>2,39</text:p>
          </table:table-cell>
          <table:table-cell table:style-name="ce4" office:value-type="float" office:value="0.3" calcext:value-type="float">
            <text:p>0,3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46.344054</text:p>
          </table:table-cell>
          <table:table-cell table:style-name="ce4" office:value-type="float" office:value="3.31282615661621" calcext:value-type="float">
            <text:p>3,31</text:p>
          </table:table-cell>
          <table:table-cell table:style-name="ce4" office:value-type="float" office:value="0.5" calcext:value-type="float">
            <text:p>0,5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47.347618</text:p>
          </table:table-cell>
          <table:table-cell table:style-name="ce4" office:value-type="float" office:value="2.43043899536133" calcext:value-type="float">
            <text:p>2,43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48.351280</text:p>
          </table:table-cell>
          <table:table-cell table:style-name="ce4" office:value-type="float" office:value="2.51555442810059" calcext:value-type="float">
            <text:p>2,52</text:p>
          </table:table-cell>
          <table:table-cell table:style-name="ce4" office:value-type="float" office:value="1.2" calcext:value-type="float">
            <text:p>1,2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49.354806</text:p>
          </table:table-cell>
          <table:table-cell table:style-name="ce4" office:value-type="float" office:value="2.38204002380371" calcext:value-type="float">
            <text:p>2,38</text:p>
          </table:table-cell>
          <table:table-cell table:style-name="ce4" office:value-type="float" office:value="0.5" calcext:value-type="float">
            <text:p>0,5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50.358137</text:p>
          </table:table-cell>
          <table:table-cell table:style-name="ce4" office:value-type="float" office:value="2.17604637145996" calcext:value-type="float">
            <text:p>2,18</text:p>
          </table:table-cell>
          <table:table-cell table:style-name="ce4" office:value-type="float" office:value="2" calcext:value-type="float">
            <text:p>2,0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51.363365</text:p>
          </table:table-cell>
          <table:table-cell table:style-name="ce4" office:value-type="float" office:value="4.01139259338379" calcext:value-type="float">
            <text:p>4,01</text:p>
          </table:table-cell>
          <table:table-cell table:style-name="ce4" office:value-type="float" office:value="0.3" calcext:value-type="float">
            <text:p>0,3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52.366951</text:p>
          </table:table-cell>
          <table:table-cell table:style-name="ce4" office:value-type="float" office:value="2.41494178771973" calcext:value-type="float">
            <text:p>2,41</text:p>
          </table:table-cell>
          <table:table-cell table:style-name="ce4" office:value-type="float" office:value="0.7" calcext:value-type="float">
            <text:p>0,7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53.370503</text:p>
          </table:table-cell>
          <table:table-cell table:style-name="ce4" office:value-type="float" office:value="2.40254402160645" calcext:value-type="float">
            <text:p>2,40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54.373971</text:p>
          </table:table-cell>
          <table:table-cell table:style-name="ce4" office:value-type="float" office:value="2.32243537902832" calcext:value-type="float">
            <text:p>2,32</text:p>
          </table:table-cell>
          <table:table-cell table:style-name="ce4" office:value-type="float" office:value="0.3" calcext:value-type="float">
            <text:p>0,3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55.377480</text:p>
          </table:table-cell>
          <table:table-cell table:style-name="ce4" office:value-type="float" office:value="2.3503303527832" calcext:value-type="float">
            <text:p>2,35</text:p>
          </table:table-cell>
          <table:table-cell table:style-name="ce4" office:value-type="float" office:value="0.5" calcext:value-type="float">
            <text:p>0,50</text:p>
          </table:table-cell>
          <table:table-cell table:style-name="ce4" office:value-type="float" office:value="22.5" calcext:value-type="float">
            <text:p>22,5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56.382674</text:p>
          </table:table-cell>
          <table:table-cell table:style-name="ce4" office:value-type="float" office:value="3.93867492675781" calcext:value-type="float">
            <text:p>3,94</text:p>
          </table:table-cell>
          <table:table-cell table:style-name="ce4" office:value-type="float" office:value="8.1" calcext:value-type="float">
            <text:p>8,1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57.386143</text:p>
          </table:table-cell>
          <table:table-cell table:style-name="ce4" office:value-type="float" office:value="2.33554840087891" calcext:value-type="float">
            <text:p>2,34</text:p>
          </table:table-cell>
          <table:table-cell table:style-name="ce4" office:value-type="float" office:value="0" calcext:value-type="float">
            <text:p>0,00</text:p>
          </table:table-cell>
          <table:table-cell table:style-name="ce4" office:value-type="float" office:value="22.6" calcext:value-type="float">
            <text:p>22,60</text:p>
          </table:table-cell>
          <table:table-cell table:style-name="ce4" office:value-type="float" office:value="47.1" calcext:value-type="float">
            <text:p>47,10</text:p>
          </table:table-cell>
        </table:table-row>
        <table:table-row table:style-name="ro1">
          <table:table-cell table:style-name="ce3" office:value-type="string" calcext:value-type="string">
            <text:p>2025-01-28 00:58:58.389667</text:p>
          </table:table-cell>
          <table:table-cell office:value-type="float" office:value="2.34794616699219" calcext:value-type="float">
            <text:p>2,34794616699219</text:p>
          </table:table-cell>
          <table:table-cell office:value-type="float" office:value="0.5" calcext:value-type="float">
            <text:p>0,5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8:59.393048</text:p>
          </table:table-cell>
          <table:table-cell office:value-type="float" office:value="2.16293334960937" calcext:value-type="float">
            <text:p>2,16293334960937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00.396456</text:p>
          </table:table-cell>
          <table:table-cell office:value-type="float" office:value="2.26879119873047" calcext:value-type="float">
            <text:p>2,26879119873047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01.401504</text:p>
          </table:table-cell>
          <table:table-cell office:value-type="float" office:value="3.87096405029297" calcext:value-type="float">
            <text:p>3,87096405029297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02.404983</text:p>
          </table:table-cell>
          <table:table-cell office:value-type="float" office:value="2.22587585449219" calcext:value-type="float">
            <text:p>2,22587585449219</text:p>
          </table:table-cell>
          <table:table-cell office:value-type="float" office:value="1.3" calcext:value-type="float">
            <text:p>1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03.408034</text:p>
          </table:table-cell>
          <table:table-cell office:value-type="float" office:value="2.11882591247559" calcext:value-type="float">
            <text:p>2,11882591247559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04.411524</text:p>
          </table:table-cell>
          <table:table-cell office:value-type="float" office:value="2.39300727844238" calcext:value-type="float">
            <text:p>2,39300727844238</text:p>
          </table:table-cell>
          <table:table-cell office:value-type="float" office:value="0.2" calcext:value-type="float">
            <text:p>0,2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05.415073</text:p>
          </table:table-cell>
          <table:table-cell office:value-type="float" office:value="2.38466262817383" calcext:value-type="float">
            <text:p>2,38466262817383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06.418359</text:p>
          </table:table-cell>
          <table:table-cell office:value-type="float" office:value="2.31218338012695" calcext:value-type="float">
            <text:p>2,31218338012695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07.421665</text:p>
          </table:table-cell>
          <table:table-cell office:value-type="float" office:value="2.16436386108398" calcext:value-type="float">
            <text:p>2,16436386108398</text:p>
          </table:table-cell>
          <table:table-cell office:value-type="float" office:value="0.7" calcext:value-type="float">
            <text:p>0,7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08.425130</text:p>
          </table:table-cell>
          <table:table-cell office:value-type="float" office:value="2.23803520202637" calcext:value-type="float">
            <text:p>2,23803520202637</text:p>
          </table:table-cell>
          <table:table-cell office:value-type="float" office:value="1" calcext:value-type="float">
            <text:p>1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09.428674</text:p>
          </table:table-cell>
          <table:table-cell office:value-type="float" office:value="2.35390663146973" calcext:value-type="float">
            <text:p>2,35390663146973</text:p>
          </table:table-cell>
          <table:table-cell office:value-type="float" office:value="1.7" calcext:value-type="float">
            <text:p>1,7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10.431760</text:p>
          </table:table-cell>
          <table:table-cell office:value-type="float" office:value="2.00581550598145" calcext:value-type="float">
            <text:p>2,00581550598145</text:p>
          </table:table-cell>
          <table:table-cell office:value-type="float" office:value="0" calcext:value-type="float">
            <text:p>0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11.436200</text:p>
          </table:table-cell>
          <table:table-cell office:value-type="float" office:value="3.28803062438965" calcext:value-type="float">
            <text:p>3,28803062438965</text:p>
          </table:table-cell>
          <table:table-cell office:value-type="float" office:value="1.2" calcext:value-type="float">
            <text:p>1,2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12.439579</text:p>
          </table:table-cell>
          <table:table-cell office:value-type="float" office:value="2.23827362060547" calcext:value-type="float">
            <text:p>2,23827362060547</text:p>
          </table:table-cell>
          <table:table-cell office:value-type="float" office:value="0.5" calcext:value-type="float">
            <text:p>0,5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13.442960</text:p>
          </table:table-cell>
          <table:table-cell office:value-type="float" office:value="2.22659111022949" calcext:value-type="float">
            <text:p>2,22659111022949</text:p>
          </table:table-cell>
          <table:table-cell office:value-type="float" office:value="0.3" calcext:value-type="float">
            <text:p>0,3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14.446414</text:p>
          </table:table-cell>
          <table:table-cell office:value-type="float" office:value="2.27260589599609" calcext:value-type="float">
            <text:p>2,27260589599609</text:p>
          </table:table-cell>
          <table:table-cell office:value-type="float" office:value="1.3" calcext:value-type="float">
            <text:p>1,3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15.449854</text:p>
          </table:table-cell>
          <table:table-cell office:value-type="float" office:value="2.30097770690918" calcext:value-type="float">
            <text:p>2,30097770690918</text:p>
          </table:table-cell>
          <table:table-cell office:value-type="float" office:value="0.5" calcext:value-type="float">
            <text:p>0,5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16.454524</text:p>
          </table:table-cell>
          <table:table-cell office:value-type="float" office:value="3.46517562866211" calcext:value-type="float">
            <text:p>3,46517562866211</text:p>
          </table:table-cell>
          <table:table-cell office:value-type="float" office:value="0.7" calcext:value-type="float">
            <text:p>0,7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17.458015</text:p>
          </table:table-cell>
          <table:table-cell office:value-type="float" office:value="2.32124328613281" calcext:value-type="float">
            <text:p>2,32124328613281</text:p>
          </table:table-cell>
          <table:table-cell office:value-type="float" office:value="1.5" calcext:value-type="float">
            <text:p>1,5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18.461102</text:p>
          </table:table-cell>
          <table:table-cell office:value-type="float" office:value="2.13813781738281" calcext:value-type="float">
            <text:p>2,13813781738281</text:p>
          </table:table-cell>
          <table:table-cell office:value-type="float" office:value="0" calcext:value-type="float">
            <text:p>0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19.464431</text:p>
          </table:table-cell>
          <table:table-cell office:value-type="float" office:value="2.24184989929199" calcext:value-type="float">
            <text:p>2,24184989929199</text:p>
          </table:table-cell>
          <table:table-cell office:value-type="float" office:value="0.5" calcext:value-type="float">
            <text:p>0,5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20.467819</text:p>
          </table:table-cell>
          <table:table-cell office:value-type="float" office:value="2.23636627197266" calcext:value-type="float">
            <text:p>2,23636627197266</text:p>
          </table:table-cell>
          <table:table-cell office:value-type="float" office:value="1" calcext:value-type="float">
            <text:p>1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21.472016</text:p>
          </table:table-cell>
          <table:table-cell office:value-type="float" office:value="3.24511528015137" calcext:value-type="float">
            <text:p>3,24511528015137</text:p>
          </table:table-cell>
          <table:table-cell office:value-type="float" office:value="0.3" calcext:value-type="float">
            <text:p>0,3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22.475535</text:p>
          </table:table-cell>
          <table:table-cell office:value-type="float" office:value="2.41565704345703" calcext:value-type="float">
            <text:p>2,41565704345703</text:p>
          </table:table-cell>
          <table:table-cell office:value-type="float" office:value="0.3" calcext:value-type="float">
            <text:p>0,3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23.479075</text:p>
          </table:table-cell>
          <table:table-cell office:value-type="float" office:value="2.38919258117676" calcext:value-type="float">
            <text:p>2,38919258117676</text:p>
          </table:table-cell>
          <table:table-cell office:value-type="float" office:value="1" calcext:value-type="float">
            <text:p>1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24.482604</text:p>
          </table:table-cell>
          <table:table-cell office:value-type="float" office:value="2.40468978881836" calcext:value-type="float">
            <text:p>2,40468978881836</text:p>
          </table:table-cell>
          <table:table-cell office:value-type="float" office:value="0.2" calcext:value-type="float">
            <text:p>0,2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25.486050</text:p>
          </table:table-cell>
          <table:table-cell office:value-type="float" office:value="2.33912467956543" calcext:value-type="float">
            <text:p>2,33912467956543</text:p>
          </table:table-cell>
          <table:table-cell office:value-type="float" office:value="0.8" calcext:value-type="float">
            <text:p>0,8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26.491238</text:p>
          </table:table-cell>
          <table:table-cell office:value-type="float" office:value="3.99994850158691" calcext:value-type="float">
            <text:p>3,99994850158691</text:p>
          </table:table-cell>
          <table:table-cell office:value-type="float" office:value="2.3" calcext:value-type="float">
            <text:p>2,3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27.494284</text:p>
          </table:table-cell>
          <table:table-cell office:value-type="float" office:value="2.05469131469727" calcext:value-type="float">
            <text:p>2,05469131469727</text:p>
          </table:table-cell>
          <table:table-cell office:value-type="float" office:value="0.8" calcext:value-type="float">
            <text:p>0,8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28.497706</text:p>
          </table:table-cell>
          <table:table-cell office:value-type="float" office:value="2.31647491455078" calcext:value-type="float">
            <text:p>2,31647491455078</text:p>
          </table:table-cell>
          <table:table-cell office:value-type="float" office:value="0.7" calcext:value-type="float">
            <text:p>0,7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29.501167</text:p>
          </table:table-cell>
          <table:table-cell office:value-type="float" office:value="2.10833549499512" calcext:value-type="float">
            <text:p>2,10833549499512</text:p>
          </table:table-cell>
          <table:table-cell office:value-type="float" office:value="1.7" calcext:value-type="float">
            <text:p>1,7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30.504361</text:p>
          </table:table-cell>
          <table:table-cell office:value-type="float" office:value="2.13122367858887" calcext:value-type="float">
            <text:p>2,13122367858887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31.508480</text:p>
          </table:table-cell>
          <table:table-cell office:value-type="float" office:value="3.2346248626709" calcext:value-type="float">
            <text:p>3,2346248626709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32.511972</text:p>
          </table:table-cell>
          <table:table-cell office:value-type="float" office:value="2.40850448608398" calcext:value-type="float">
            <text:p>2,40850448608398</text:p>
          </table:table-cell>
          <table:table-cell office:value-type="float" office:value="1.5" calcext:value-type="float">
            <text:p>1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33.515103</text:p>
          </table:table-cell>
          <table:table-cell office:value-type="float" office:value="2.20251083374023" calcext:value-type="float">
            <text:p>2,20251083374023</text:p>
          </table:table-cell>
          <table:table-cell office:value-type="float" office:value="0.7" calcext:value-type="float">
            <text:p>0,7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34.518105</text:p>
          </table:table-cell>
          <table:table-cell office:value-type="float" office:value="2.11477279663086" calcext:value-type="float">
            <text:p>2,11477279663086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35.521553</text:p>
          </table:table-cell>
          <table:table-cell office:value-type="float" office:value="2.32243537902832" calcext:value-type="float">
            <text:p>2,32243537902832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36.526743</text:p>
          </table:table-cell>
          <table:table-cell office:value-type="float" office:value="3.91817092895508" calcext:value-type="float">
            <text:p>3,91817092895508</text:p>
          </table:table-cell>
          <table:table-cell office:value-type="float" office:value="1.7" calcext:value-type="float">
            <text:p>1,7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37.530186</text:p>
          </table:table-cell>
          <table:table-cell office:value-type="float" office:value="2.25424766540527" calcext:value-type="float">
            <text:p>2,25424766540527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38.533525</text:p>
          </table:table-cell>
          <table:table-cell office:value-type="float" office:value="2.17676162719727" calcext:value-type="float">
            <text:p>2,17676162719727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39.536954</text:p>
          </table:table-cell>
          <table:table-cell office:value-type="float" office:value="2.22659111022949" calcext:value-type="float">
            <text:p>2,22659111022949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40.540480</text:p>
          </table:table-cell>
          <table:table-cell office:value-type="float" office:value="2.39253044128418" calcext:value-type="float">
            <text:p>2,39253044128418</text:p>
          </table:table-cell>
          <table:table-cell office:value-type="float" office:value="0.7" calcext:value-type="float">
            <text:p>0,7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41.545717</text:p>
          </table:table-cell>
          <table:table-cell office:value-type="float" office:value="4.04763221740723" calcext:value-type="float">
            <text:p>4,04763221740723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42.549238</text:p>
          </table:table-cell>
          <table:table-cell office:value-type="float" office:value="2.34532356262207" calcext:value-type="float">
            <text:p>2,34532356262207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43.552693</text:p>
          </table:table-cell>
          <table:table-cell office:value-type="float" office:value="2.23398208618164" calcext:value-type="float">
            <text:p>2,23398208618164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44.556208</text:p>
          </table:table-cell>
          <table:table-cell office:value-type="float" office:value="2.36678123474121" calcext:value-type="float">
            <text:p>2,36678123474121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45.559341</text:p>
          </table:table-cell>
          <table:table-cell office:value-type="float" office:value="2.17652320861816" calcext:value-type="float">
            <text:p>2,17652320861816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46.563751</text:p>
          </table:table-cell>
          <table:table-cell office:value-type="float" office:value="3.28278541564941" calcext:value-type="float">
            <text:p>3,28278541564941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47.567304</text:p>
          </table:table-cell>
          <table:table-cell office:value-type="float" office:value="2.38704681396484" calcext:value-type="float">
            <text:p>2,38704681396484</text:p>
          </table:table-cell>
          <table:table-cell office:value-type="float" office:value="1.2" calcext:value-type="float">
            <text:p>1,2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48.569711</text:p>
          </table:table-cell>
          <table:table-cell office:value-type="float" office:value="1.46675109863281" calcext:value-type="float">
            <text:p>1,46675109863281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49.572724</text:p>
          </table:table-cell>
          <table:table-cell office:value-type="float" office:value="2.11381912231445" calcext:value-type="float">
            <text:p>2,11381912231445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50.576227</text:p>
          </table:table-cell>
          <table:table-cell office:value-type="float" office:value="2.40421295166016" calcext:value-type="float">
            <text:p>2,40421295166016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51.580799</text:p>
          </table:table-cell>
          <table:table-cell office:value-type="float" office:value="3.30829620361328" calcext:value-type="float">
            <text:p>3,30829620361328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52.584319</text:p>
          </table:table-cell>
          <table:table-cell office:value-type="float" office:value="2.34723091125488" calcext:value-type="float">
            <text:p>2,34723091125488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53.587887</text:p>
          </table:table-cell>
          <table:table-cell office:value-type="float" office:value="2.40182876586914" calcext:value-type="float">
            <text:p>2,40182876586914</text:p>
          </table:table-cell>
          <table:table-cell office:value-type="float" office:value="0.8" calcext:value-type="float">
            <text:p>0,8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54.590984</text:p>
          </table:table-cell>
          <table:table-cell office:value-type="float" office:value="2.03084945678711" calcext:value-type="float">
            <text:p>2,03084945678711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55.594495</text:p>
          </table:table-cell>
          <table:table-cell office:value-type="float" office:value="2.38227844238281" calcext:value-type="float">
            <text:p>2,38227844238281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56.599555</text:p>
          </table:table-cell>
          <table:table-cell office:value-type="float" office:value="3.89242172241211" calcext:value-type="float">
            <text:p>3,89242172241211</text:p>
          </table:table-cell>
          <table:table-cell office:value-type="float" office:value="7.8" calcext:value-type="float">
            <text:p>7,8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57.602717</text:p>
          </table:table-cell>
          <table:table-cell office:value-type="float" office:value="2.22349166870117" calcext:value-type="float">
            <text:p>2,22349166870117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58.606134</text:p>
          </table:table-cell>
          <table:table-cell office:value-type="float" office:value="2.3353099822998" calcext:value-type="float">
            <text:p>2,3353099822998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0:59:59.609526</text:p>
          </table:table-cell>
          <table:table-cell office:value-type="float" office:value="2.18439102172852" calcext:value-type="float">
            <text:p>2,18439102172852</text:p>
          </table:table-cell>
          <table:table-cell office:value-type="float" office:value="1.3" calcext:value-type="float">
            <text:p>1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00.612499</text:p>
          </table:table-cell>
          <table:table-cell office:value-type="float" office:value="1.86729431152344" calcext:value-type="float">
            <text:p>1,86729431152344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01.617527</text:p>
          </table:table-cell>
          <table:table-cell office:value-type="float" office:value="3.90362739562988" calcext:value-type="float">
            <text:p>3,90362739562988</text:p>
          </table:table-cell>
          <table:table-cell office:value-type="float" office:value="0.2" calcext:value-type="float">
            <text:p>0,2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02.620986</text:p>
          </table:table-cell>
          <table:table-cell office:value-type="float" office:value="2.19297409057617" calcext:value-type="float">
            <text:p>2,19297409057617</text:p>
          </table:table-cell>
          <table:table-cell office:value-type="float" office:value="0.8" calcext:value-type="float">
            <text:p>0,8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03.624096</text:p>
          </table:table-cell>
          <table:table-cell office:value-type="float" office:value="2.0134449005127" calcext:value-type="float">
            <text:p>2,0134449005127</text:p>
          </table:table-cell>
          <table:table-cell office:value-type="float" office:value="0.7" calcext:value-type="float">
            <text:p>0,7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04.627642</text:p>
          </table:table-cell>
          <table:table-cell office:value-type="float" office:value="2.39801406860352" calcext:value-type="float">
            <text:p>2,39801406860352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05.631235</text:p>
          </table:table-cell>
          <table:table-cell office:value-type="float" office:value="2.43711471557617" calcext:value-type="float">
            <text:p>2,43711471557617</text:p>
          </table:table-cell>
          <table:table-cell office:value-type="float" office:value="0.8" calcext:value-type="float">
            <text:p>0,8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06.635506</text:p>
          </table:table-cell>
          <table:table-cell office:value-type="float" office:value="3.29732894897461" calcext:value-type="float">
            <text:p>3,29732894897461</text:p>
          </table:table-cell>
          <table:table-cell office:value-type="float" office:value="0.7" calcext:value-type="float">
            <text:p>0,7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07.638908</text:p>
          </table:table-cell>
          <table:table-cell office:value-type="float" office:value="2.25496292114258" calcext:value-type="float">
            <text:p>2,25496292114258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08.642339</text:p>
          </table:table-cell>
          <table:table-cell office:value-type="float" office:value="2.27808952331543" calcext:value-type="float">
            <text:p>2,27808952331543</text:p>
          </table:table-cell>
          <table:table-cell office:value-type="float" office:value="0.8" calcext:value-type="float">
            <text:p>0,8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09.644884</text:p>
          </table:table-cell>
          <table:table-cell office:value-type="float" office:value="1.73568725585938" calcext:value-type="float">
            <text:p>1,73568725585938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10.648299</text:p>
          </table:table-cell>
          <table:table-cell office:value-type="float" office:value="2.39443778991699" calcext:value-type="float">
            <text:p>2,39443778991699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11.653590</text:p>
          </table:table-cell>
          <table:table-cell office:value-type="float" office:value="4.12511825561523" calcext:value-type="float">
            <text:p>4,12511825561523</text:p>
          </table:table-cell>
          <table:table-cell office:value-type="float" office:value="0.8" calcext:value-type="float">
            <text:p>0,8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12.658326</text:p>
          </table:table-cell>
          <table:table-cell office:value-type="float" office:value="3.44109535217285" calcext:value-type="float">
            <text:p>3,44109535217285</text:p>
          </table:table-cell>
          <table:table-cell office:value-type="float" office:value="0.7" calcext:value-type="float">
            <text:p>0,7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13.661725</text:p>
          </table:table-cell>
          <table:table-cell office:value-type="float" office:value="2.2270679473877" calcext:value-type="float">
            <text:p>2,2270679473877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14.665070</text:p>
          </table:table-cell>
          <table:table-cell office:value-type="float" office:value="2.13718414306641" calcext:value-type="float">
            <text:p>2,13718414306641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15.669922</text:p>
          </table:table-cell>
          <table:table-cell office:value-type="float" office:value="3.5698413848877" calcext:value-type="float">
            <text:p>3,5698413848877</text:p>
          </table:table-cell>
          <table:table-cell office:value-type="float" office:value="0.7" calcext:value-type="float">
            <text:p>0,7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16.674668</text:p>
          </table:table-cell>
          <table:table-cell office:value-type="float" office:value="3.51095199584961" calcext:value-type="float">
            <text:p>3,51095199584961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17.678019</text:p>
          </table:table-cell>
          <table:table-cell office:value-type="float" office:value="2.18868255615234" calcext:value-type="float">
            <text:p>2,18868255615234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18.681397</text:p>
          </table:table-cell>
          <table:table-cell office:value-type="float" office:value="2.21371650695801" calcext:value-type="float">
            <text:p>2,21371650695801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19.684868</text:p>
          </table:table-cell>
          <table:table-cell office:value-type="float" office:value="2.26426124572754" calcext:value-type="float">
            <text:p>2,26426124572754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20.688399</text:p>
          </table:table-cell>
          <table:table-cell office:value-type="float" office:value="2.37607955932617" calcext:value-type="float">
            <text:p>2,37607955932617</text:p>
          </table:table-cell>
          <table:table-cell office:value-type="float" office:value="0.7" calcext:value-type="float">
            <text:p>0,7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21.693668</text:p>
          </table:table-cell>
          <table:table-cell office:value-type="float" office:value="4.05502319335938" calcext:value-type="float">
            <text:p>4,05502319335938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22.697055</text:p>
          </table:table-cell>
          <table:table-cell office:value-type="float" office:value="2.16412544250488" calcext:value-type="float">
            <text:p>2,16412544250488</text:p>
          </table:table-cell>
          <table:table-cell office:value-type="float" office:value="1.5" calcext:value-type="float">
            <text:p>1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23.700443</text:p>
          </table:table-cell>
          <table:table-cell office:value-type="float" office:value="2.24804878234863" calcext:value-type="float">
            <text:p>2,24804878234863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24.703886</text:p>
          </table:table-cell>
          <table:table-cell office:value-type="float" office:value="2.28691101074219" calcext:value-type="float">
            <text:p>2,28691101074219</text:p>
          </table:table-cell>
          <table:table-cell office:value-type="float" office:value="1.2" calcext:value-type="float">
            <text:p>1,2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25.707503</text:p>
          </table:table-cell>
          <table:table-cell office:value-type="float" office:value="2.46953964233398" calcext:value-type="float">
            <text:p>2,46953964233398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26.712008</text:p>
          </table:table-cell>
          <table:table-cell office:value-type="float" office:value="3.36718559265137" calcext:value-type="float">
            <text:p>3,36718559265137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27.715542</text:p>
          </table:table-cell>
          <table:table-cell office:value-type="float" office:value="2.38370895385742" calcext:value-type="float">
            <text:p>2,38370895385742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28.719111</text:p>
          </table:table-cell>
          <table:table-cell office:value-type="float" office:value="2.41327285766602" calcext:value-type="float">
            <text:p>2,41327285766602</text:p>
          </table:table-cell>
          <table:table-cell office:value-type="float" office:value="0.7" calcext:value-type="float">
            <text:p>0,7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29.722612</text:p>
          </table:table-cell>
          <table:table-cell office:value-type="float" office:value="2.37464904785156" calcext:value-type="float">
            <text:p>2,37464904785156</text:p>
          </table:table-cell>
          <table:table-cell office:value-type="float" office:value="0.8" calcext:value-type="float">
            <text:p>0,8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30.726067</text:p>
          </table:table-cell>
          <table:table-cell office:value-type="float" office:value="2.15387344360352" calcext:value-type="float">
            <text:p>2,15387344360352</text:p>
          </table:table-cell>
          <table:table-cell office:value-type="float" office:value="1.2" calcext:value-type="float">
            <text:p>1,2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31.731522</text:p>
          </table:table-cell>
          <table:table-cell office:value-type="float" office:value="4.10842895507813" calcext:value-type="float">
            <text:p>4,10842895507813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32.734995</text:p>
          </table:table-cell>
          <table:table-cell office:value-type="float" office:value="2.28333473205566" calcext:value-type="float">
            <text:p>2,28333473205566</text:p>
          </table:table-cell>
          <table:table-cell office:value-type="float" office:value="0.7" calcext:value-type="float">
            <text:p>0,7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33.738385</text:p>
          </table:table-cell>
          <table:table-cell office:value-type="float" office:value="2.24709510803223" calcext:value-type="float">
            <text:p>2,24709510803223</text:p>
          </table:table-cell>
          <table:table-cell office:value-type="float" office:value="0.7" calcext:value-type="float">
            <text:p>0,7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34.741731</text:p>
          </table:table-cell>
          <table:table-cell office:value-type="float" office:value="2.18963623046875" calcext:value-type="float">
            <text:p>2,18963623046875</text:p>
          </table:table-cell>
          <table:table-cell office:value-type="float" office:value="0.8" calcext:value-type="float">
            <text:p>0,8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35.745058</text:p>
          </table:table-cell>
          <table:table-cell office:value-type="float" office:value="2.17914581298828" calcext:value-type="float">
            <text:p>2,17914581298828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36.748480</text:p>
          </table:table-cell>
          <table:table-cell office:value-type="float" office:value="2.26902961730957" calcext:value-type="float">
            <text:p>2,26902961730957</text:p>
          </table:table-cell>
          <table:table-cell office:value-type="float" office:value="1.3" calcext:value-type="float">
            <text:p>1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37.753754</text:p>
          </table:table-cell>
          <table:table-cell office:value-type="float" office:value="4.12178039550781" calcext:value-type="float">
            <text:p>4,12178039550781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38.757164</text:p>
          </table:table-cell>
          <table:table-cell office:value-type="float" office:value="2.18009948730469" calcext:value-type="float">
            <text:p>2,18009948730469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39.760556</text:p>
          </table:table-cell>
          <table:table-cell office:value-type="float" office:value="2.1824836730957" calcext:value-type="float">
            <text:p>2,1824836730957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40.764123</text:p>
          </table:table-cell>
          <table:table-cell office:value-type="float" office:value="2.41827964782715" calcext:value-type="float">
            <text:p>2,41827964782715</text:p>
          </table:table-cell>
          <table:table-cell office:value-type="float" office:value="0.7" calcext:value-type="float">
            <text:p>0,7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41.767650</text:p>
          </table:table-cell>
          <table:table-cell office:value-type="float" office:value="2.37107276916504" calcext:value-type="float">
            <text:p>2,37107276916504</text:p>
          </table:table-cell>
          <table:table-cell office:value-type="float" office:value="0.7" calcext:value-type="float">
            <text:p>0,7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42.772191</text:p>
          </table:table-cell>
          <table:table-cell office:value-type="float" office:value="3.3714771270752" calcext:value-type="float">
            <text:p>3,3714771270752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43.775563</text:p>
          </table:table-cell>
          <table:table-cell office:value-type="float" office:value="2.23493576049805" calcext:value-type="float">
            <text:p>2,23493576049805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44.779004</text:p>
          </table:table-cell>
          <table:table-cell office:value-type="float" office:value="2.2892951965332" calcext:value-type="float">
            <text:p>2,2892951965332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45.782381</text:p>
          </table:table-cell>
          <table:table-cell office:value-type="float" office:value="2.22945213317871" calcext:value-type="float">
            <text:p>2,22945213317871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46.785725</text:p>
          </table:table-cell>
          <table:table-cell office:value-type="float" office:value="2.18915939331055" calcext:value-type="float">
            <text:p>2,18915939331055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47.791081</text:p>
          </table:table-cell>
          <table:table-cell office:value-type="float" office:value="4.13870811462402" calcext:value-type="float">
            <text:p>4,13870811462402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48.794549</text:p>
          </table:table-cell>
          <table:table-cell office:value-type="float" office:value="2.28285789489746" calcext:value-type="float">
            <text:p>2,28285789489746</text:p>
          </table:table-cell>
          <table:table-cell office:value-type="float" office:value="1.2" calcext:value-type="float">
            <text:p>1,2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49.797898</text:p>
          </table:table-cell>
          <table:table-cell office:value-type="float" office:value="2.18987464904785" calcext:value-type="float">
            <text:p>2,18987464904785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50.801275</text:p>
          </table:table-cell>
          <table:table-cell office:value-type="float" office:value="2.18796730041504" calcext:value-type="float">
            <text:p>2,18796730041504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51.804670</text:p>
          </table:table-cell>
          <table:table-cell office:value-type="float" office:value="2.17318534851074" calcext:value-type="float">
            <text:p>2,17318534851074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52.809999</text:p>
          </table:table-cell>
          <table:table-cell office:value-type="float" office:value="4.16421890258789" calcext:value-type="float">
            <text:p>4,16421890258789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53.813380</text:p>
          </table:table-cell>
          <table:table-cell office:value-type="float" office:value="2.19631195068359" calcext:value-type="float">
            <text:p>2,19631195068359</text:p>
          </table:table-cell>
          <table:table-cell office:value-type="float" office:value="0.7" calcext:value-type="float">
            <text:p>0,7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54.816761</text:p>
          </table:table-cell>
          <table:table-cell office:value-type="float" office:value="2.15315818786621" calcext:value-type="float">
            <text:p>2,15315818786621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55.820287</text:p>
          </table:table-cell>
          <table:table-cell office:value-type="float" office:value="2.38132476806641" calcext:value-type="float">
            <text:p>2,38132476806641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56.823813</text:p>
          </table:table-cell>
          <table:table-cell office:value-type="float" office:value="2.37035751342773" calcext:value-type="float">
            <text:p>2,37035751342773</text:p>
          </table:table-cell>
          <table:table-cell office:value-type="float" office:value="8.3" calcext:value-type="float">
            <text:p>8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57.828427</text:p>
          </table:table-cell>
          <table:table-cell office:value-type="float" office:value="3.44061851501465" calcext:value-type="float">
            <text:p>3,44061851501465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58.831855</text:p>
          </table:table-cell>
          <table:table-cell office:value-type="float" office:value="2.25710868835449" calcext:value-type="float">
            <text:p>2,25710868835449</text:p>
          </table:table-cell>
          <table:table-cell office:value-type="float" office:value="0.8" calcext:value-type="float">
            <text:p>0,8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0:59.835281</text:p>
          </table:table-cell>
          <table:table-cell office:value-type="float" office:value="2.27761268615723" calcext:value-type="float">
            <text:p>2,27761268615723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00.838662</text:p>
          </table:table-cell>
          <table:table-cell office:value-type="float" office:value="2.23135948181152" calcext:value-type="float">
            <text:p>2,23135948181152</text:p>
          </table:table-cell>
          <table:table-cell office:value-type="float" office:value="1.5" calcext:value-type="float">
            <text:p>1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01.842129</text:p>
          </table:table-cell>
          <table:table-cell office:value-type="float" office:value="2.31504440307617" calcext:value-type="float">
            <text:p>2,31504440307617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02.846821</text:p>
          </table:table-cell>
          <table:table-cell office:value-type="float" office:value="3.4787654876709" calcext:value-type="float">
            <text:p>3,4787654876709</text:p>
          </table:table-cell>
          <table:table-cell office:value-type="float" office:value="0.8" calcext:value-type="float">
            <text:p>0,8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03.850216</text:p>
          </table:table-cell>
          <table:table-cell office:value-type="float" office:value="2.22563743591309" calcext:value-type="float">
            <text:p>2,22563743591309</text:p>
          </table:table-cell>
          <table:table-cell office:value-type="float" office:value="2.3" calcext:value-type="float">
            <text:p>2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04.853618</text:p>
          </table:table-cell>
          <table:table-cell office:value-type="float" office:value="2.29072570800781" calcext:value-type="float">
            <text:p>2,29072570800781</text:p>
          </table:table-cell>
          <table:table-cell office:value-type="float" office:value="3" calcext:value-type="float">
            <text:p>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05.857044</text:p>
          </table:table-cell>
          <table:table-cell office:value-type="float" office:value="2.20274925231934" calcext:value-type="float">
            <text:p>2,20274925231934</text:p>
          </table:table-cell>
          <table:table-cell office:value-type="float" office:value="1" calcext:value-type="float">
            <text:p>1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06.860443</text:p>
          </table:table-cell>
          <table:table-cell office:value-type="float" office:value="2.24900245666504" calcext:value-type="float">
            <text:p>2,24900245666504</text:p>
          </table:table-cell>
          <table:table-cell office:value-type="float" office:value="1.3" calcext:value-type="float">
            <text:p>1,3</text:p>
          </table:table-cell>
          <table:table-cell office:value-type="float" office:value="22.6" calcext:value-type="float">
            <text:p>22,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07.865665</text:p>
          </table:table-cell>
          <table:table-cell office:value-type="float" office:value="4.10008430480957" calcext:value-type="float">
            <text:p>4,10008430480957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08.869074</text:p>
          </table:table-cell>
          <table:table-cell office:value-type="float" office:value="2.17342376708984" calcext:value-type="float">
            <text:p>2,17342376708984</text:p>
          </table:table-cell>
          <table:table-cell office:value-type="float" office:value="2" calcext:value-type="float">
            <text:p>2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09.872466</text:p>
          </table:table-cell>
          <table:table-cell office:value-type="float" office:value="2.24781036376953" calcext:value-type="float">
            <text:p>2,24781036376953</text:p>
          </table:table-cell>
          <table:table-cell office:value-type="float" office:value="2.7" calcext:value-type="float">
            <text:p>2,7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10.875834</text:p>
          </table:table-cell>
          <table:table-cell office:value-type="float" office:value="2.27546691894531" calcext:value-type="float">
            <text:p>2,27546691894531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11.879240</text:p>
          </table:table-cell>
          <table:table-cell office:value-type="float" office:value="2.27522850036621" calcext:value-type="float">
            <text:p>2,27522850036621</text:p>
          </table:table-cell>
          <table:table-cell office:value-type="float" office:value="0.5" calcext:value-type="float">
            <text:p>0,5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12.883592</text:p>
          </table:table-cell>
          <table:table-cell office:value-type="float" office:value="3.24559211730957" calcext:value-type="float">
            <text:p>3,24559211730957</text:p>
          </table:table-cell>
          <table:table-cell office:value-type="float" office:value="1" calcext:value-type="float">
            <text:p>1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13.886924</text:p>
          </table:table-cell>
          <table:table-cell office:value-type="float" office:value="2.25925445556641" calcext:value-type="float">
            <text:p>2,25925445556641</text:p>
          </table:table-cell>
          <table:table-cell office:value-type="float" office:value="2" calcext:value-type="float">
            <text:p>2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14.890216</text:p>
          </table:table-cell>
          <table:table-cell office:value-type="float" office:value="2.1824836730957" calcext:value-type="float">
            <text:p>2,1824836730957</text:p>
          </table:table-cell>
          <table:table-cell office:value-type="float" office:value="1.8" calcext:value-type="float">
            <text:p>1,8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15.893523</text:p>
          </table:table-cell>
          <table:table-cell office:value-type="float" office:value="2.19345092773437" calcext:value-type="float">
            <text:p>2,19345092773437</text:p>
          </table:table-cell>
          <table:table-cell office:value-type="float" office:value="1.2" calcext:value-type="float">
            <text:p>1,2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16.896907</text:p>
          </table:table-cell>
          <table:table-cell office:value-type="float" office:value="2.18367576599121" calcext:value-type="float">
            <text:p>2,18367576599121</text:p>
          </table:table-cell>
          <table:table-cell office:value-type="float" office:value="1.8" calcext:value-type="float">
            <text:p>1,8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17.901840</text:p>
          </table:table-cell>
          <table:table-cell office:value-type="float" office:value="3.80539894104004" calcext:value-type="float">
            <text:p>3,80539894104004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18.905154</text:p>
          </table:table-cell>
          <table:table-cell office:value-type="float" office:value="2.15816497802734" calcext:value-type="float">
            <text:p>2,15816497802734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19.908503</text:p>
          </table:table-cell>
          <table:table-cell office:value-type="float" office:value="2.26378440856934" calcext:value-type="float">
            <text:p>2,26378440856934</text:p>
          </table:table-cell>
          <table:table-cell office:value-type="float" office:value="2.3" calcext:value-type="float">
            <text:p>2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20.911533</text:p>
          </table:table-cell>
          <table:table-cell office:value-type="float" office:value="2.09498405456543" calcext:value-type="float">
            <text:p>2,09498405456543</text:p>
          </table:table-cell>
          <table:table-cell office:value-type="float" office:value="1.8" calcext:value-type="float">
            <text:p>1,8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21.915886</text:p>
          </table:table-cell>
          <table:table-cell office:value-type="float" office:value="3.19361686706543" calcext:value-type="float">
            <text:p>3,19361686706543</text:p>
          </table:table-cell>
          <table:table-cell office:value-type="float" office:value="0.8" calcext:value-type="float">
            <text:p>0,8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22.920459</text:p>
          </table:table-cell>
          <table:table-cell office:value-type="float" office:value="3.41701507568359" calcext:value-type="float">
            <text:p>3,41701507568359</text:p>
          </table:table-cell>
          <table:table-cell office:value-type="float" office:value="1.8" calcext:value-type="float">
            <text:p>1,8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23.923575</text:p>
          </table:table-cell>
          <table:table-cell office:value-type="float" office:value="2.15673446655273" calcext:value-type="float">
            <text:p>2,15673446655273</text:p>
          </table:table-cell>
          <table:table-cell office:value-type="float" office:value="0.3" calcext:value-type="float">
            <text:p>0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24.926556</text:p>
          </table:table-cell>
          <table:table-cell office:value-type="float" office:value="2.09879875183105" calcext:value-type="float">
            <text:p>2,09879875183105</text:p>
          </table:table-cell>
          <table:table-cell office:value-type="float" office:value="1.2" calcext:value-type="float">
            <text:p>1,2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25.929820</text:p>
          </table:table-cell>
          <table:table-cell office:value-type="float" office:value="2.18820571899414" calcext:value-type="float">
            <text:p>2,18820571899414</text:p>
          </table:table-cell>
          <table:table-cell office:value-type="float" office:value="0.5" calcext:value-type="float">
            <text:p>0,5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26.933206</text:p>
          </table:table-cell>
          <table:table-cell office:value-type="float" office:value="2.14862823486328" calcext:value-type="float">
            <text:p>2,14862823486328</text:p>
          </table:table-cell>
          <table:table-cell office:value-type="float" office:value="0.5" calcext:value-type="float">
            <text:p>0,5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27.938193</text:p>
          </table:table-cell>
          <table:table-cell office:value-type="float" office:value="3.82423400878906" calcext:value-type="float">
            <text:p>3,82423400878906</text:p>
          </table:table-cell>
          <table:table-cell office:value-type="float" office:value="0.8" calcext:value-type="float">
            <text:p>0,8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28.941601</text:p>
          </table:table-cell>
          <table:table-cell office:value-type="float" office:value="2.20775604248047" calcext:value-type="float">
            <text:p>2,20775604248047</text:p>
          </table:table-cell>
          <table:table-cell office:value-type="float" office:value="1" calcext:value-type="float">
            <text:p>1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29.944990</text:p>
          </table:table-cell>
          <table:table-cell office:value-type="float" office:value="2.14958190917969" calcext:value-type="float">
            <text:p>2,14958190917969</text:p>
          </table:table-cell>
          <table:table-cell office:value-type="float" office:value="1" calcext:value-type="float">
            <text:p>1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30.948333</text:p>
          </table:table-cell>
          <table:table-cell office:value-type="float" office:value="2.21657752990723" calcext:value-type="float">
            <text:p>2,21657752990723</text:p>
          </table:table-cell>
          <table:table-cell office:value-type="float" office:value="0.5" calcext:value-type="float">
            <text:p>0,5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31.951759</text:p>
          </table:table-cell>
          <table:table-cell office:value-type="float" office:value="2.29310989379883" calcext:value-type="float">
            <text:p>2,29310989379883</text:p>
          </table:table-cell>
          <table:table-cell office:value-type="float" office:value="0.3" calcext:value-type="float">
            <text:p>0,3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32.956157</text:p>
          </table:table-cell>
          <table:table-cell office:value-type="float" office:value="3.26085090637207" calcext:value-type="float">
            <text:p>3,26085090637207</text:p>
          </table:table-cell>
          <table:table-cell office:value-type="float" office:value="0.5" calcext:value-type="float">
            <text:p>0,5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33.959550</text:p>
          </table:table-cell>
          <table:table-cell office:value-type="float" office:value="2.2585391998291" calcext:value-type="float">
            <text:p>2,2585391998291</text:p>
          </table:table-cell>
          <table:table-cell office:value-type="float" office:value="0.5" calcext:value-type="float">
            <text:p>0,5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34.963005</text:p>
          </table:table-cell>
          <table:table-cell office:value-type="float" office:value="2.32934951782227" calcext:value-type="float">
            <text:p>2,32934951782227</text:p>
          </table:table-cell>
          <table:table-cell office:value-type="float" office:value="0.3" calcext:value-type="float">
            <text:p>0,3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35.964975</text:p>
          </table:table-cell>
          <table:table-cell office:value-type="float" office:value="1.12271308898926" calcext:value-type="float">
            <text:p>1,12271308898926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36.969339</text:p>
          </table:table-cell>
          <table:table-cell office:value-type="float" office:value="3.25751304626465" calcext:value-type="float">
            <text:p>3,25751304626465</text:p>
          </table:table-cell>
          <table:table-cell office:value-type="float" office:value="1" calcext:value-type="float">
            <text:p>1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37.974533</text:p>
          </table:table-cell>
          <table:table-cell office:value-type="float" office:value="3.86905670166016" calcext:value-type="float">
            <text:p>3,86905670166016</text:p>
          </table:table-cell>
          <table:table-cell office:value-type="float" office:value="0.2" calcext:value-type="float">
            <text:p>0,2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38.977931</text:p>
          </table:table-cell>
          <table:table-cell office:value-type="float" office:value="2.23231315612793" calcext:value-type="float">
            <text:p>2,23231315612793</text:p>
          </table:table-cell>
          <table:table-cell office:value-type="float" office:value="0.3" calcext:value-type="float">
            <text:p>0,3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39.981257</text:p>
          </table:table-cell>
          <table:table-cell office:value-type="float" office:value="2.16126441955566" calcext:value-type="float">
            <text:p>2,16126441955566</text:p>
          </table:table-cell>
          <table:table-cell office:value-type="float" office:value="0.5" calcext:value-type="float">
            <text:p>0,5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40.984606</text:p>
          </table:table-cell>
          <table:table-cell office:value-type="float" office:value="2.14743614196777" calcext:value-type="float">
            <text:p>2,14743614196777</text:p>
          </table:table-cell>
          <table:table-cell office:value-type="float" office:value="0.2" calcext:value-type="float">
            <text:p>0,2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41.987977</text:p>
          </table:table-cell>
          <table:table-cell office:value-type="float" office:value="2.27808952331543" calcext:value-type="float">
            <text:p>2,27808952331543</text:p>
          </table:table-cell>
          <table:table-cell office:value-type="float" office:value="2.3" calcext:value-type="float">
            <text:p>2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42.992547</text:p>
          </table:table-cell>
          <table:table-cell office:value-type="float" office:value="3.3411979675293" calcext:value-type="float">
            <text:p>3,3411979675293</text:p>
          </table:table-cell>
          <table:table-cell office:value-type="float" office:value="1.5" calcext:value-type="float">
            <text:p>1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43.995973</text:p>
          </table:table-cell>
          <table:table-cell office:value-type="float" office:value="2.26497650146484" calcext:value-type="float">
            <text:p>2,26497650146484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44.999382</text:p>
          </table:table-cell>
          <table:table-cell office:value-type="float" office:value="2.28571891784668" calcext:value-type="float">
            <text:p>2,28571891784668</text:p>
          </table:table-cell>
          <table:table-cell office:value-type="float" office:value="0.2" calcext:value-type="float">
            <text:p>0,2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46.002762</text:p>
          </table:table-cell>
          <table:table-cell office:value-type="float" office:value="2.27689743041992" calcext:value-type="float">
            <text:p>2,27689743041992</text:p>
          </table:table-cell>
          <table:table-cell office:value-type="float" office:value="0.5" calcext:value-type="float">
            <text:p>0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47.005752</text:p>
          </table:table-cell>
          <table:table-cell office:value-type="float" office:value="2.06160545349121" calcext:value-type="float">
            <text:p>2,06160545349121</text:p>
          </table:table-cell>
          <table:table-cell office:value-type="float" office:value="2.5" calcext:value-type="float">
            <text:p>2,5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48.010676</text:p>
          </table:table-cell>
          <table:table-cell office:value-type="float" office:value="3.80253791809082" calcext:value-type="float">
            <text:p>3,80253791809082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49.014008</text:p>
          </table:table-cell>
          <table:table-cell office:value-type="float" office:value="2.19964981079102" calcext:value-type="float">
            <text:p>2,19964981079102</text:p>
          </table:table-cell>
          <table:table-cell office:value-type="float" office:value="1.3" calcext:value-type="float">
            <text:p>1,3</text:p>
          </table:table-cell>
          <table:table-cell office:value-type="float" office:value="22.5" calcext:value-type="float">
            <text:p>22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50.017355</text:p>
          </table:table-cell>
          <table:table-cell office:value-type="float" office:value="2.21753120422363" calcext:value-type="float">
            <text:p>2,21753120422363</text:p>
          </table:table-cell>
          <table:table-cell office:value-type="float" office:value="0.7" calcext:value-type="float">
            <text:p>0,7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51.020760</text:p>
          </table:table-cell>
          <table:table-cell office:value-type="float" office:value="2.1975040435791" calcext:value-type="float">
            <text:p>2,1975040435791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52.024142</text:p>
          </table:table-cell>
          <table:table-cell office:value-type="float" office:value="2.25663185119629" calcext:value-type="float">
            <text:p>2,25663185119629</text:p>
          </table:table-cell>
          <table:table-cell office:value-type="float" office:value="0.8" calcext:value-type="float">
            <text:p>0,8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53.028698</text:p>
          </table:table-cell>
          <table:table-cell office:value-type="float" office:value="3.41033935546875" calcext:value-type="float">
            <text:p>3,41033935546875</text:p>
          </table:table-cell>
          <table:table-cell office:value-type="float" office:value="0.7" calcext:value-type="float">
            <text:p>0,7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54.032111</text:p>
          </table:table-cell>
          <table:table-cell office:value-type="float" office:value="2.24828720092773" calcext:value-type="float">
            <text:p>2,24828720092773</text:p>
          </table:table-cell>
          <table:table-cell office:value-type="float" office:value="0.3" calcext:value-type="float">
            <text:p>0,3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55.035530</text:p>
          </table:table-cell>
          <table:table-cell office:value-type="float" office:value="2.29048728942871" calcext:value-type="float">
            <text:p>2,29048728942871</text:p>
          </table:table-cell>
          <table:table-cell office:value-type="float" office:value="0.8" calcext:value-type="float">
            <text:p>0,8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56.038920</text:p>
          </table:table-cell>
          <table:table-cell office:value-type="float" office:value="2.26354598999023" calcext:value-type="float">
            <text:p>2,26354598999023</text:p>
          </table:table-cell>
          <table:table-cell office:value-type="float" office:value="0.7" calcext:value-type="float">
            <text:p>0,7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 office:value-type="string" calcext:value-type="string">
            <text:p>2025-01-28 01:01:57.042316</text:p>
          </table:table-cell>
          <table:table-cell office:value-type="float" office:value="2.25925445556641" calcext:value-type="float">
            <text:p>2,25925445556641</text:p>
          </table:table-cell>
          <table:table-cell office:value-type="float" office:value="8.5" calcext:value-type="float">
            <text:p>8,5</text:p>
          </table:table-cell>
          <table:table-cell office:value-type="float" office:value="22.4" calcext:value-type="float">
            <text:p>22,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table:style-name="ce3"/>
          <table:table-cell table:number-columns-repeated="4"/>
        </table:table-row>
        <table:table-row table:style-name="ro1" table:number-rows-repeated="398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 style:data-style-name="N2" text:time-value="01:02:16.585816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1-28T01:02:49.872380001</dc:date>
    <meta:editing-duration>PT1H32M51S</meta:editing-duration>
    <meta:editing-cycles>9</meta:editing-cycles>
    <meta:generator>LibreOffice/6.4.7.2$Linux_X86_64 LibreOffice_project/40$Build-2</meta:generator>
    <meta:document-statistic meta:table-count="1" meta:cell-count="15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5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4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02cm" svg:height="12.273cm" xlink:href=".." xlink:type="simple" chart:class="chart:line" chart:style-name="ch1">
        <chart:legend chart:legend-position="end" svg:x="19.447cm" svg:y="5.09cm" style:legend-expansion="high" chart:style-name="ch2"/>
        <chart:plot-area chart:style-name="ch3" table:cell-range-address="5min.A2:5min.E300 5min.B1:5min.E1" chart:data-source-has-labels="both" svg:x="0.438cm" svg:y="0.245cm" svg:width="18.571cm" svg:height="11.783cm">
          <chartooo:coordinate-region svg:x="2.608cm" svg:y="0.245cm" svg:width="15.277cm" svg:height="7.985cm"/>
          <chart:axis chart:dimension="x" chart:name="primary-x" chart:style-name="ch4" chartooo:axis-type="text">
            <chart:categories table:cell-range-address="5min.A2:5min.A3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5min.B2:5min.B300" chart:label-cell-address="5min.B1:5min.B1" chart:class="chart:line">
            <chart:data-point chart:repeated="299"/>
          </chart:series>
          <chart:series chart:style-name="ch7" chart:values-cell-range-address="5min.C2:5min.C300" chart:label-cell-address="5min.C1:5min.C1" chart:class="chart:line">
            <chart:data-point chart:repeated="299"/>
          </chart:series>
          <chart:series chart:style-name="ch8" chart:values-cell-range-address="5min.D2:5min.D300" chart:label-cell-address="5min.D1:5min.D1" chart:class="chart:line">
            <chart:data-point chart:repeated="299"/>
          </chart:series>
          <chart:series chart:style-name="ch9" chart:values-cell-range-address="5min.E2:5min.E300" chart:label-cell-address="5min.E1:5min.E1" chart:class="chart:line">
            <chart:data-point chart:repeated="2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5min.B1:5min.B1</svg:desc>
                </draw:g>
              </table:table-cell>
              <table:table-cell office:value-type="string">
                <text:p>cpu</text:p>
                <draw:g>
                  <svg:desc>5min.C1:5min.C1</svg:desc>
                </draw:g>
              </table:table-cell>
              <table:table-cell office:value-type="string">
                <text:p>mem</text:p>
                <draw:g>
                  <svg:desc>5min.D1:5min.D1</svg:desc>
                </draw:g>
              </table:table-cell>
              <table:table-cell office:value-type="string">
                <text:p>disk</text:p>
                <draw:g>
                  <svg:desc>5min.E1:5mi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5-01-28 00:56:57.948425</text:p>
                <draw:g>
                  <svg:desc>5min.A2:5min.A300</svg:desc>
                </draw:g>
              </table:table-cell>
              <table:table-cell office:value-type="float" office:value="0.952482223510742">
                <text:p>0.952482223510742</text:p>
                <draw:g>
                  <svg:desc>5min.B2:5min.B300</svg:desc>
                </draw:g>
              </table:table-cell>
              <table:table-cell office:value-type="float" office:value="3.5">
                <text:p>3.5</text:p>
                <draw:g>
                  <svg:desc>5min.C2:5min.C300</svg:desc>
                </draw:g>
              </table:table-cell>
              <table:table-cell office:value-type="float" office:value="22.6">
                <text:p>22.6</text:p>
                <draw:g>
                  <svg:desc>5min.D2:5min.D300</svg:desc>
                </draw:g>
              </table:table-cell>
              <table:table-cell office:value-type="float" office:value="47.1">
                <text:p>47.1</text:p>
                <draw:g>
                  <svg:desc>5min.E2:5min.E300</svg:desc>
                </draw:g>
              </table:table-cell>
            </table:table-row>
            <table:table-row>
              <table:table-cell office:value-type="string">
                <text:p>2025-01-28 00:56:58.951508</text:p>
              </table:table-cell>
              <table:table-cell office:value-type="float" office:value="2.1367073059082">
                <text:p>2.1367073059082</text:p>
              </table:table-cell>
              <table:table-cell office:value-type="float" office:value="1.5">
                <text:p>1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6:59.954937</text:p>
              </table:table-cell>
              <table:table-cell office:value-type="float" office:value="2.30312347412109">
                <text:p>2.30312347412109</text:p>
              </table:table-cell>
              <table:table-cell office:value-type="float" office:value="2">
                <text:p>2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00.960568</text:p>
              </table:table-cell>
              <table:table-cell office:value-type="float" office:value="4.44889068603516">
                <text:p>4.44889068603516</text:p>
              </table:table-cell>
              <table:table-cell office:value-type="float" office:value="0">
                <text:p>0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01.964005</text:p>
              </table:table-cell>
              <table:table-cell office:value-type="float" office:value="2.24637985229492">
                <text:p>2.24637985229492</text:p>
              </table:table-cell>
              <table:table-cell office:value-type="float" office:value="1.3">
                <text:p>1.3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02.967423</text:p>
              </table:table-cell>
              <table:table-cell office:value-type="float" office:value="2.31647491455078">
                <text:p>2.31647491455078</text:p>
              </table:table-cell>
              <table:table-cell office:value-type="float" office:value="0.5">
                <text:p>0.5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03.970802</text:p>
              </table:table-cell>
              <table:table-cell office:value-type="float" office:value="2.24924087524414">
                <text:p>2.24924087524414</text:p>
              </table:table-cell>
              <table:table-cell office:value-type="float" office:value="1.3">
                <text:p>1.3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04.974186</text:p>
              </table:table-cell>
              <table:table-cell office:value-type="float" office:value="2.24089622497559">
                <text:p>2.24089622497559</text:p>
              </table:table-cell>
              <table:table-cell office:value-type="float" office:value="2">
                <text:p>2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05.978640</text:p>
              </table:table-cell>
              <table:table-cell office:value-type="float" office:value="3.40580940246582">
                <text:p>3.40580940246582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06.981791</text:p>
              </table:table-cell>
              <table:table-cell office:value-type="float" office:value="2.03466415405273">
                <text:p>2.03466415405273</text:p>
              </table:table-cell>
              <table:table-cell office:value-type="float" office:value="1.3">
                <text:p>1.3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07.985089</text:p>
              </table:table-cell>
              <table:table-cell office:value-type="float" office:value="2.18439102172852">
                <text:p>2.18439102172852</text:p>
              </table:table-cell>
              <table:table-cell office:value-type="float" office:value="1.5">
                <text:p>1.5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08.988119</text:p>
              </table:table-cell>
              <table:table-cell office:value-type="float" office:value="2.10070610046387">
                <text:p>2.10070610046387</text:p>
              </table:table-cell>
              <table:table-cell office:value-type="float" office:value="2">
                <text:p>2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09.991073</text:p>
              </table:table-cell>
              <table:table-cell office:value-type="float" office:value="2.07138061523437">
                <text:p>2.07138061523437</text:p>
              </table:table-cell>
              <table:table-cell office:value-type="float" office:value="0.5">
                <text:p>0.5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10.996037</text:p>
              </table:table-cell>
              <table:table-cell office:value-type="float" office:value="3.88717651367187">
                <text:p>3.88717651367187</text:p>
              </table:table-cell>
              <table:table-cell office:value-type="float" office:value="1.3">
                <text:p>1.3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11.999440</text:p>
              </table:table-cell>
              <table:table-cell office:value-type="float" office:value="2.25353240966797">
                <text:p>2.25353240966797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13.002843</text:p>
              </table:table-cell>
              <table:table-cell office:value-type="float" office:value="2.28452682495117">
                <text:p>2.28452682495117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14.006164</text:p>
              </table:table-cell>
              <table:table-cell office:value-type="float" office:value="2.19392776489258">
                <text:p>2.19392776489258</text:p>
              </table:table-cell>
              <table:table-cell office:value-type="float" office:value="1.3">
                <text:p>1.3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15.009548</text:p>
              </table:table-cell>
              <table:table-cell office:value-type="float" office:value="2.20632553100586">
                <text:p>2.20632553100586</text:p>
              </table:table-cell>
              <table:table-cell office:value-type="float" office:value="0.8">
                <text:p>0.8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16.012907</text:p>
              </table:table-cell>
              <table:table-cell office:value-type="float" office:value="2.16221809387207">
                <text:p>2.16221809387207</text:p>
              </table:table-cell>
              <table:table-cell office:value-type="float" office:value="4.8">
                <text:p>4.8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17.016062</text:p>
              </table:table-cell>
              <table:table-cell office:value-type="float" office:value="2.18033790588379">
                <text:p>2.18033790588379</text:p>
              </table:table-cell>
              <table:table-cell office:value-type="float" office:value="1.8">
                <text:p>1.8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18.019419</text:p>
              </table:table-cell>
              <table:table-cell office:value-type="float" office:value="2.26974487304687">
                <text:p>2.26974487304687</text:p>
              </table:table-cell>
              <table:table-cell office:value-type="float" office:value="1.8">
                <text:p>1.8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19.023950</text:p>
              </table:table-cell>
              <table:table-cell office:value-type="float" office:value="3.41439247131348">
                <text:p>3.41439247131348</text:p>
              </table:table-cell>
              <table:table-cell office:value-type="float" office:value="1.8">
                <text:p>1.8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20.027343</text:p>
              </table:table-cell>
              <table:table-cell office:value-type="float" office:value="2.25543975830078">
                <text:p>2.25543975830078</text:p>
              </table:table-cell>
              <table:table-cell office:value-type="float" office:value="1.3">
                <text:p>1.3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21.030705</text:p>
              </table:table-cell>
              <table:table-cell office:value-type="float" office:value="2.26020812988281">
                <text:p>2.26020812988281</text:p>
              </table:table-cell>
              <table:table-cell office:value-type="float" office:value="1.3">
                <text:p>1.3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22.034022</text:p>
              </table:table-cell>
              <table:table-cell office:value-type="float" office:value="2.20108032226562">
                <text:p>2.20108032226562</text:p>
              </table:table-cell>
              <table:table-cell office:value-type="float" office:value="0.8">
                <text:p>0.8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23.037098</text:p>
              </table:table-cell>
              <table:table-cell office:value-type="float" office:value="2.09808349609375">
                <text:p>2.09808349609375</text:p>
              </table:table-cell>
              <table:table-cell office:value-type="float" office:value="1">
                <text:p>1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24.042787</text:p>
              </table:table-cell>
              <table:table-cell office:value-type="float" office:value="4.58431243896484">
                <text:p>4.58431243896484</text:p>
              </table:table-cell>
              <table:table-cell office:value-type="float" office:value="1.3">
                <text:p>1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25.046190</text:p>
              </table:table-cell>
              <table:table-cell office:value-type="float" office:value="2.21776962280273">
                <text:p>2.21776962280273</text:p>
              </table:table-cell>
              <table:table-cell office:value-type="float" office:value="0.8">
                <text:p>0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26.049836</text:p>
              </table:table-cell>
              <table:table-cell office:value-type="float" office:value="2.07042694091797">
                <text:p>2.07042694091797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27.053245</text:p>
              </table:table-cell>
              <table:table-cell office:value-type="float" office:value="2.23088264465332">
                <text:p>2.23088264465332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28.056791</text:p>
              </table:table-cell>
              <table:table-cell office:value-type="float" office:value="2.33340263366699">
                <text:p>2.33340263366699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29.060324</text:p>
              </table:table-cell>
              <table:table-cell office:value-type="float" office:value="2.38370895385742">
                <text:p>2.38370895385742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30.063726</text:p>
              </table:table-cell>
              <table:table-cell office:value-type="float" office:value="2.23922729492187">
                <text:p>2.23922729492187</text:p>
              </table:table-cell>
              <table:table-cell office:value-type="float" office:value="0.8">
                <text:p>0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31.067234</text:p>
              </table:table-cell>
              <table:table-cell office:value-type="float" office:value="2.410888671875">
                <text:p>2.410888671875</text:p>
              </table:table-cell>
              <table:table-cell office:value-type="float" office:value="1.5">
                <text:p>1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32.070672</text:p>
              </table:table-cell>
              <table:table-cell office:value-type="float" office:value="2.29144096374512">
                <text:p>2.29144096374512</text:p>
              </table:table-cell>
              <table:table-cell office:value-type="float" office:value="0.8">
                <text:p>0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33.074241</text:p>
              </table:table-cell>
              <table:table-cell office:value-type="float" office:value="2.35247611999512">
                <text:p>2.35247611999512</text:p>
              </table:table-cell>
              <table:table-cell office:value-type="float" office:value="0.8">
                <text:p>0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34.078859</text:p>
              </table:table-cell>
              <table:table-cell office:value-type="float" office:value="3.45230102539062">
                <text:p>3.45230102539062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35.082170</text:p>
              </table:table-cell>
              <table:table-cell office:value-type="float" office:value="2.17199325561523">
                <text:p>2.17199325561523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36.085640</text:p>
              </table:table-cell>
              <table:table-cell office:value-type="float" office:value="2.32768058776855">
                <text:p>2.32768058776855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37.089059</text:p>
              </table:table-cell>
              <table:table-cell office:value-type="float" office:value="2.197265625">
                <text:p>2.197265625</text:p>
              </table:table-cell>
              <table:table-cell office:value-type="float" office:value="0.8">
                <text:p>0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38.092439</text:p>
              </table:table-cell>
              <table:table-cell office:value-type="float" office:value="2.23422050476074">
                <text:p>2.23422050476074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39.097413</text:p>
              </table:table-cell>
              <table:table-cell office:value-type="float" office:value="3.78870964050293">
                <text:p>3.78870964050293</text:p>
              </table:table-cell>
              <table:table-cell office:value-type="float" office:value="0.7">
                <text:p>0.7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40.100993</text:p>
              </table:table-cell>
              <table:table-cell office:value-type="float" office:value="2.23493576049805">
                <text:p>2.23493576049805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41.104543</text:p>
              </table:table-cell>
              <table:table-cell office:value-type="float" office:value="2.39253044128418">
                <text:p>2.39253044128418</text:p>
              </table:table-cell>
              <table:table-cell office:value-type="float" office:value="1.2">
                <text:p>1.2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42.108100</text:p>
              </table:table-cell>
              <table:table-cell office:value-type="float" office:value="2.40230560302734">
                <text:p>2.40230560302734</text:p>
              </table:table-cell>
              <table:table-cell office:value-type="float" office:value="0.7">
                <text:p>0.7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43.111625</text:p>
              </table:table-cell>
              <table:table-cell office:value-type="float" office:value="2.37107276916504">
                <text:p>2.37107276916504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44.115210</text:p>
              </table:table-cell>
              <table:table-cell office:value-type="float" office:value="2.42948532104492">
                <text:p>2.42948532104492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45.118791</text:p>
              </table:table-cell>
              <table:table-cell office:value-type="float" office:value="2.37178802490234">
                <text:p>2.37178802490234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46.122304</text:p>
              </table:table-cell>
              <table:table-cell office:value-type="float" office:value="2.35915184020996">
                <text:p>2.35915184020996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47.125640</text:p>
              </table:table-cell>
              <table:table-cell office:value-type="float" office:value="2.14219093322754">
                <text:p>2.14219093322754</text:p>
              </table:table-cell>
              <table:table-cell office:value-type="float" office:value="0.8">
                <text:p>0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48.129093</text:p>
              </table:table-cell>
              <table:table-cell office:value-type="float" office:value="2.27117538452148">
                <text:p>2.27117538452148</text:p>
              </table:table-cell>
              <table:table-cell office:value-type="float" office:value="0.8">
                <text:p>0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49.133722</text:p>
              </table:table-cell>
              <table:table-cell office:value-type="float" office:value="3.33046913146973">
                <text:p>3.33046913146973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50.137537</text:p>
              </table:table-cell>
              <table:table-cell office:value-type="float" office:value="2.42137908935547">
                <text:p>2.42137908935547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51.140921</text:p>
              </table:table-cell>
              <table:table-cell office:value-type="float" office:value="2.18915939331055">
                <text:p>2.18915939331055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52.144327</text:p>
              </table:table-cell>
              <table:table-cell office:value-type="float" office:value="2.2728443145752">
                <text:p>2.2728443145752</text:p>
              </table:table-cell>
              <table:table-cell office:value-type="float" office:value="1.5">
                <text:p>1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53.147699</text:p>
              </table:table-cell>
              <table:table-cell office:value-type="float" office:value="2.22539901733398">
                <text:p>2.22539901733398</text:p>
              </table:table-cell>
              <table:table-cell office:value-type="float" office:value="0.8">
                <text:p>0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54.151330</text:p>
              </table:table-cell>
              <table:table-cell office:value-type="float" office:value="2.48885154724121">
                <text:p>2.48885154724121</text:p>
              </table:table-cell>
              <table:table-cell office:value-type="float" office:value="0.8">
                <text:p>0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55.154853</text:p>
              </table:table-cell>
              <table:table-cell office:value-type="float" office:value="2.3796558380127">
                <text:p>2.3796558380127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56.157878</text:p>
              </table:table-cell>
              <table:table-cell office:value-type="float" office:value="2.07686424255371">
                <text:p>2.07686424255371</text:p>
              </table:table-cell>
              <table:table-cell office:value-type="float" office:value="10">
                <text:p>10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57.161299</text:p>
              </table:table-cell>
              <table:table-cell office:value-type="float" office:value="2.27165222167969">
                <text:p>2.27165222167969</text:p>
              </table:table-cell>
              <table:table-cell office:value-type="float" office:value="0.8">
                <text:p>0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58.166793</text:p>
              </table:table-cell>
              <table:table-cell office:value-type="float" office:value="4.23121452331543">
                <text:p>4.23121452331543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7:59.170364</text:p>
              </table:table-cell>
              <table:table-cell office:value-type="float" office:value="2.3806095123291">
                <text:p>2.3806095123291</text:p>
              </table:table-cell>
              <table:table-cell office:value-type="float" office:value="1.8">
                <text:p>1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00.173897</text:p>
              </table:table-cell>
              <table:table-cell office:value-type="float" office:value="2.37298011779785">
                <text:p>2.37298011779785</text:p>
              </table:table-cell>
              <table:table-cell office:value-type="float" office:value="12.2">
                <text:p>12.2</text:p>
              </table:table-cell>
              <table:table-cell office:value-type="float" office:value="22.7">
                <text:p>22.7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01.177414</text:p>
              </table:table-cell>
              <table:table-cell office:value-type="float" office:value="2.32863426208496">
                <text:p>2.32863426208496</text:p>
              </table:table-cell>
              <table:table-cell office:value-type="float" office:value="0.5">
                <text:p>0.5</text:p>
              </table:table-cell>
              <table:table-cell office:value-type="float" office:value="22.7">
                <text:p>22.7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02.180850</text:p>
              </table:table-cell>
              <table:table-cell office:value-type="float" office:value="2.18057632446289">
                <text:p>2.18057632446289</text:p>
              </table:table-cell>
              <table:table-cell office:value-type="float" office:value="1.2">
                <text:p>1.2</text:p>
              </table:table-cell>
              <table:table-cell office:value-type="float" office:value="22.7">
                <text:p>22.7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03.185588</text:p>
              </table:table-cell>
              <table:table-cell office:value-type="float" office:value="3.79824638366699">
                <text:p>3.79824638366699</text:p>
              </table:table-cell>
              <table:table-cell office:value-type="float" office:value="2.5">
                <text:p>2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04.189151</text:p>
              </table:table-cell>
              <table:table-cell office:value-type="float" office:value="2.27451324462891">
                <text:p>2.27451324462891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05.192558</text:p>
              </table:table-cell>
              <table:table-cell office:value-type="float" office:value="2.20632553100586">
                <text:p>2.20632553100586</text:p>
              </table:table-cell>
              <table:table-cell office:value-type="float" office:value="1.3">
                <text:p>1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06.196057</text:p>
              </table:table-cell>
              <table:table-cell office:value-type="float" office:value="2.3033618927002">
                <text:p>2.3033618927002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07.199213</text:p>
              </table:table-cell>
              <table:table-cell office:value-type="float" office:value="2.16937065124512">
                <text:p>2.16937065124512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08.203697</text:p>
              </table:table-cell>
              <table:table-cell office:value-type="float" office:value="3.34763526916504">
                <text:p>3.34763526916504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09.207015</text:p>
              </table:table-cell>
              <table:table-cell office:value-type="float" office:value="2.20370292663574">
                <text:p>2.20370292663574</text:p>
              </table:table-cell>
              <table:table-cell office:value-type="float" office:value="0.8">
                <text:p>0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10.210533</text:p>
              </table:table-cell>
              <table:table-cell office:value-type="float" office:value="2.38990783691406">
                <text:p>2.38990783691406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11.214013</text:p>
              </table:table-cell>
              <table:table-cell office:value-type="float" office:value="2.32887268066406">
                <text:p>2.32887268066406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12.217501</text:p>
              </table:table-cell>
              <table:table-cell office:value-type="float" office:value="2.35557556152344">
                <text:p>2.35557556152344</text:p>
              </table:table-cell>
              <table:table-cell office:value-type="float" office:value="1.2">
                <text:p>1.2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13.222676</text:p>
              </table:table-cell>
              <table:table-cell office:value-type="float" office:value="3.93295288085937">
                <text:p>3.93295288085937</text:p>
              </table:table-cell>
              <table:table-cell office:value-type="float" office:value="1.2">
                <text:p>1.2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14.226161</text:p>
              </table:table-cell>
              <table:table-cell office:value-type="float" office:value="2.32934951782227">
                <text:p>2.32934951782227</text:p>
              </table:table-cell>
              <table:table-cell office:value-type="float" office:value="1.8">
                <text:p>1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15.229821</text:p>
              </table:table-cell>
              <table:table-cell office:value-type="float" office:value="2.47001647949219">
                <text:p>2.47001647949219</text:p>
              </table:table-cell>
              <table:table-cell office:value-type="float" office:value="2.8">
                <text:p>2.8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16.233293</text:p>
              </table:table-cell>
              <table:table-cell office:value-type="float" office:value="2.27665901184082">
                <text:p>2.27665901184082</text:p>
              </table:table-cell>
              <table:table-cell office:value-type="float" office:value="1.5">
                <text:p>1.5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17.236702</text:p>
              </table:table-cell>
              <table:table-cell office:value-type="float" office:value="2.17342376708984">
                <text:p>2.17342376708984</text:p>
              </table:table-cell>
              <table:table-cell office:value-type="float" office:value="0.8">
                <text:p>0.8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18.241744</text:p>
              </table:table-cell>
              <table:table-cell office:value-type="float" office:value="3.86428833007812">
                <text:p>3.86428833007812</text:p>
              </table:table-cell>
              <table:table-cell office:value-type="float" office:value="1">
                <text:p>1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19.245264</text:p>
              </table:table-cell>
              <table:table-cell office:value-type="float" office:value="2.31599807739258">
                <text:p>2.31599807739258</text:p>
              </table:table-cell>
              <table:table-cell office:value-type="float" office:value="0.7">
                <text:p>0.7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20.248696</text:p>
              </table:table-cell>
              <table:table-cell office:value-type="float" office:value="2.23374366760254">
                <text:p>2.23374366760254</text:p>
              </table:table-cell>
              <table:table-cell office:value-type="float" office:value="1">
                <text:p>1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21.251699</text:p>
              </table:table-cell>
              <table:table-cell office:value-type="float" office:value="2.07376480102539">
                <text:p>2.07376480102539</text:p>
              </table:table-cell>
              <table:table-cell office:value-type="float" office:value="0.5">
                <text:p>0.5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22.255039</text:p>
              </table:table-cell>
              <table:table-cell office:value-type="float" office:value="2.23994255065918">
                <text:p>2.23994255065918</text:p>
              </table:table-cell>
              <table:table-cell office:value-type="float" office:value="0">
                <text:p>0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23.260021</text:p>
              </table:table-cell>
              <table:table-cell office:value-type="float" office:value="3.85022163391113">
                <text:p>3.85022163391113</text:p>
              </table:table-cell>
              <table:table-cell office:value-type="float" office:value="1">
                <text:p>1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24.263549</text:p>
              </table:table-cell>
              <table:table-cell office:value-type="float" office:value="2.37727165222168">
                <text:p>2.37727165222168</text:p>
              </table:table-cell>
              <table:table-cell office:value-type="float" office:value="1">
                <text:p>1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25.267133</text:p>
              </table:table-cell>
              <table:table-cell office:value-type="float" office:value="2.43473052978516">
                <text:p>2.43473052978516</text:p>
              </table:table-cell>
              <table:table-cell office:value-type="float" office:value="0.3">
                <text:p>0.3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26.270664</text:p>
              </table:table-cell>
              <table:table-cell office:value-type="float" office:value="2.3801326751709">
                <text:p>2.3801326751709</text:p>
              </table:table-cell>
              <table:table-cell office:value-type="float" office:value="0.8">
                <text:p>0.8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27.274166</text:p>
              </table:table-cell>
              <table:table-cell office:value-type="float" office:value="2.3503303527832">
                <text:p>2.3503303527832</text:p>
              </table:table-cell>
              <table:table-cell office:value-type="float" office:value="0.3">
                <text:p>0.3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28.279398</text:p>
              </table:table-cell>
              <table:table-cell office:value-type="float" office:value="3.99112701416016">
                <text:p>3.99112701416016</text:p>
              </table:table-cell>
              <table:table-cell office:value-type="float" office:value="0.7">
                <text:p>0.7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29.282951</text:p>
              </table:table-cell>
              <table:table-cell office:value-type="float" office:value="2.37059593200684">
                <text:p>2.37059593200684</text:p>
              </table:table-cell>
              <table:table-cell office:value-type="float" office:value="1.2">
                <text:p>1.2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30.286479</text:p>
              </table:table-cell>
              <table:table-cell office:value-type="float" office:value="2.3796558380127">
                <text:p>2.3796558380127</text:p>
              </table:table-cell>
              <table:table-cell office:value-type="float" office:value="0.8">
                <text:p>0.8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31.289883</text:p>
              </table:table-cell>
              <table:table-cell office:value-type="float" office:value="2.24065780639648">
                <text:p>2.24065780639648</text:p>
              </table:table-cell>
              <table:table-cell office:value-type="float" office:value="0.5">
                <text:p>0.5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32.293279</text:p>
              </table:table-cell>
              <table:table-cell office:value-type="float" office:value="2.18963623046875">
                <text:p>2.18963623046875</text:p>
              </table:table-cell>
              <table:table-cell office:value-type="float" office:value="1.3">
                <text:p>1.3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33.296749</text:p>
              </table:table-cell>
              <table:table-cell office:value-type="float" office:value="2.31575965881348">
                <text:p>2.31575965881348</text:p>
              </table:table-cell>
              <table:table-cell office:value-type="float" office:value="0.3">
                <text:p>0.3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34.300310</text:p>
              </table:table-cell>
              <table:table-cell office:value-type="float" office:value="2.40659713745117">
                <text:p>2.40659713745117</text:p>
              </table:table-cell>
              <table:table-cell office:value-type="float" office:value="0.3">
                <text:p>0.3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35.303737</text:p>
              </table:table-cell>
              <table:table-cell office:value-type="float" office:value="2.24137306213379">
                <text:p>2.24137306213379</text:p>
              </table:table-cell>
              <table:table-cell office:value-type="float" office:value="1">
                <text:p>1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36.307232</text:p>
              </table:table-cell>
              <table:table-cell office:value-type="float" office:value="2.32100486755371">
                <text:p>2.32100486755371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37.310600</text:p>
              </table:table-cell>
              <table:table-cell office:value-type="float" office:value="2.21776962280273">
                <text:p>2.21776962280273</text:p>
              </table:table-cell>
              <table:table-cell office:value-type="float" office:value="0.5">
                <text:p>0.5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38.313925</text:p>
              </table:table-cell>
              <table:table-cell office:value-type="float" office:value="2.17914581298828">
                <text:p>2.17914581298828</text:p>
              </table:table-cell>
              <table:table-cell office:value-type="float" office:value="1.3">
                <text:p>1.3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39.317139</text:p>
              </table:table-cell>
              <table:table-cell office:value-type="float" office:value="2.22420692443848">
                <text:p>2.22420692443848</text:p>
              </table:table-cell>
              <table:table-cell office:value-type="float" office:value="0.5">
                <text:p>0.5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40.320638</text:p>
              </table:table-cell>
              <table:table-cell office:value-type="float" office:value="2.43496894836426">
                <text:p>2.43496894836426</text:p>
              </table:table-cell>
              <table:table-cell office:value-type="float" office:value="0.5">
                <text:p>0.5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41.325737</text:p>
              </table:table-cell>
              <table:table-cell office:value-type="float" office:value="3.90744209289551">
                <text:p>3.90744209289551</text:p>
              </table:table-cell>
              <table:table-cell office:value-type="float" office:value="3.5">
                <text:p>3.5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42.329080</text:p>
              </table:table-cell>
              <table:table-cell office:value-type="float" office:value="2.1669864654541">
                <text:p>2.1669864654541</text:p>
              </table:table-cell>
              <table:table-cell office:value-type="float" office:value="0.3">
                <text:p>0.3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43.332491</text:p>
              </table:table-cell>
              <table:table-cell office:value-type="float" office:value="2.27022171020508">
                <text:p>2.27022171020508</text:p>
              </table:table-cell>
              <table:table-cell office:value-type="float" office:value="0.5">
                <text:p>0.5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44.336039</text:p>
              </table:table-cell>
              <table:table-cell office:value-type="float" office:value="2.39729881286621">
                <text:p>2.39729881286621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45.339556</text:p>
              </table:table-cell>
              <table:table-cell office:value-type="float" office:value="2.3949146270752">
                <text:p>2.3949146270752</text:p>
              </table:table-cell>
              <table:table-cell office:value-type="float" office:value="0.3">
                <text:p>0.3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46.344054</text:p>
              </table:table-cell>
              <table:table-cell office:value-type="float" office:value="3.31282615661621">
                <text:p>3.31282615661621</text:p>
              </table:table-cell>
              <table:table-cell office:value-type="float" office:value="0.5">
                <text:p>0.5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47.347618</text:p>
              </table:table-cell>
              <table:table-cell office:value-type="float" office:value="2.43043899536133">
                <text:p>2.43043899536133</text:p>
              </table:table-cell>
              <table:table-cell office:value-type="float" office:value="1">
                <text:p>1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48.351280</text:p>
              </table:table-cell>
              <table:table-cell office:value-type="float" office:value="2.51555442810059">
                <text:p>2.51555442810059</text:p>
              </table:table-cell>
              <table:table-cell office:value-type="float" office:value="1.2">
                <text:p>1.2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49.354806</text:p>
              </table:table-cell>
              <table:table-cell office:value-type="float" office:value="2.38204002380371">
                <text:p>2.38204002380371</text:p>
              </table:table-cell>
              <table:table-cell office:value-type="float" office:value="0.5">
                <text:p>0.5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50.358137</text:p>
              </table:table-cell>
              <table:table-cell office:value-type="float" office:value="2.17604637145996">
                <text:p>2.17604637145996</text:p>
              </table:table-cell>
              <table:table-cell office:value-type="float" office:value="2">
                <text:p>2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51.363365</text:p>
              </table:table-cell>
              <table:table-cell office:value-type="float" office:value="4.01139259338379">
                <text:p>4.01139259338379</text:p>
              </table:table-cell>
              <table:table-cell office:value-type="float" office:value="0.3">
                <text:p>0.3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52.366951</text:p>
              </table:table-cell>
              <table:table-cell office:value-type="float" office:value="2.41494178771973">
                <text:p>2.41494178771973</text:p>
              </table:table-cell>
              <table:table-cell office:value-type="float" office:value="0.7">
                <text:p>0.7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53.370503</text:p>
              </table:table-cell>
              <table:table-cell office:value-type="float" office:value="2.40254402160645">
                <text:p>2.40254402160645</text:p>
              </table:table-cell>
              <table:table-cell office:value-type="float" office:value="1">
                <text:p>1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54.373971</text:p>
              </table:table-cell>
              <table:table-cell office:value-type="float" office:value="2.32243537902832">
                <text:p>2.32243537902832</text:p>
              </table:table-cell>
              <table:table-cell office:value-type="float" office:value="0.3">
                <text:p>0.3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55.377480</text:p>
              </table:table-cell>
              <table:table-cell office:value-type="float" office:value="2.3503303527832">
                <text:p>2.3503303527832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56.382674</text:p>
              </table:table-cell>
              <table:table-cell office:value-type="float" office:value="3.93867492675781">
                <text:p>3.93867492675781</text:p>
              </table:table-cell>
              <table:table-cell office:value-type="float" office:value="8.1">
                <text:p>8.1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57.386143</text:p>
              </table:table-cell>
              <table:table-cell office:value-type="float" office:value="2.33554840087891">
                <text:p>2.33554840087891</text:p>
              </table:table-cell>
              <table:table-cell office:value-type="float" office:value="0">
                <text:p>0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58.389667</text:p>
              </table:table-cell>
              <table:table-cell office:value-type="float" office:value="2.34794616699219">
                <text:p>2.34794616699219</text:p>
              </table:table-cell>
              <table:table-cell office:value-type="float" office:value="0.5">
                <text:p>0.5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8:59.393048</text:p>
              </table:table-cell>
              <table:table-cell office:value-type="float" office:value="2.16293334960937">
                <text:p>2.16293334960937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00.396456</text:p>
              </table:table-cell>
              <table:table-cell office:value-type="float" office:value="2.26879119873047">
                <text:p>2.26879119873047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01.401504</text:p>
              </table:table-cell>
              <table:table-cell office:value-type="float" office:value="3.87096405029297">
                <text:p>3.87096405029297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02.404983</text:p>
              </table:table-cell>
              <table:table-cell office:value-type="float" office:value="2.22587585449219">
                <text:p>2.22587585449219</text:p>
              </table:table-cell>
              <table:table-cell office:value-type="float" office:value="1.3">
                <text:p>1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03.408034</text:p>
              </table:table-cell>
              <table:table-cell office:value-type="float" office:value="2.11882591247559">
                <text:p>2.11882591247559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04.411524</text:p>
              </table:table-cell>
              <table:table-cell office:value-type="float" office:value="2.39300727844238">
                <text:p>2.39300727844238</text:p>
              </table:table-cell>
              <table:table-cell office:value-type="float" office:value="0.2">
                <text:p>0.2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05.415073</text:p>
              </table:table-cell>
              <table:table-cell office:value-type="float" office:value="2.38466262817383">
                <text:p>2.38466262817383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06.418359</text:p>
              </table:table-cell>
              <table:table-cell office:value-type="float" office:value="2.31218338012695">
                <text:p>2.31218338012695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07.421665</text:p>
              </table:table-cell>
              <table:table-cell office:value-type="float" office:value="2.16436386108398">
                <text:p>2.16436386108398</text:p>
              </table:table-cell>
              <table:table-cell office:value-type="float" office:value="0.7">
                <text:p>0.7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08.425130</text:p>
              </table:table-cell>
              <table:table-cell office:value-type="float" office:value="2.23803520202637">
                <text:p>2.23803520202637</text:p>
              </table:table-cell>
              <table:table-cell office:value-type="float" office:value="1">
                <text:p>1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09.428674</text:p>
              </table:table-cell>
              <table:table-cell office:value-type="float" office:value="2.35390663146973">
                <text:p>2.35390663146973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10.431760</text:p>
              </table:table-cell>
              <table:table-cell office:value-type="float" office:value="2.00581550598145">
                <text:p>2.00581550598145</text:p>
              </table:table-cell>
              <table:table-cell office:value-type="float" office:value="0">
                <text:p>0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11.436200</text:p>
              </table:table-cell>
              <table:table-cell office:value-type="float" office:value="3.28803062438965">
                <text:p>3.28803062438965</text:p>
              </table:table-cell>
              <table:table-cell office:value-type="float" office:value="1.2">
                <text:p>1.2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12.439579</text:p>
              </table:table-cell>
              <table:table-cell office:value-type="float" office:value="2.23827362060547">
                <text:p>2.23827362060547</text:p>
              </table:table-cell>
              <table:table-cell office:value-type="float" office:value="0.5">
                <text:p>0.5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13.442960</text:p>
              </table:table-cell>
              <table:table-cell office:value-type="float" office:value="2.22659111022949">
                <text:p>2.22659111022949</text:p>
              </table:table-cell>
              <table:table-cell office:value-type="float" office:value="0.3">
                <text:p>0.3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14.446414</text:p>
              </table:table-cell>
              <table:table-cell office:value-type="float" office:value="2.27260589599609">
                <text:p>2.27260589599609</text:p>
              </table:table-cell>
              <table:table-cell office:value-type="float" office:value="1.3">
                <text:p>1.3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15.449854</text:p>
              </table:table-cell>
              <table:table-cell office:value-type="float" office:value="2.30097770690918">
                <text:p>2.30097770690918</text:p>
              </table:table-cell>
              <table:table-cell office:value-type="float" office:value="0.5">
                <text:p>0.5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16.454524</text:p>
              </table:table-cell>
              <table:table-cell office:value-type="float" office:value="3.46517562866211">
                <text:p>3.46517562866211</text:p>
              </table:table-cell>
              <table:table-cell office:value-type="float" office:value="0.7">
                <text:p>0.7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17.458015</text:p>
              </table:table-cell>
              <table:table-cell office:value-type="float" office:value="2.32124328613281">
                <text:p>2.32124328613281</text:p>
              </table:table-cell>
              <table:table-cell office:value-type="float" office:value="1.5">
                <text:p>1.5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18.461102</text:p>
              </table:table-cell>
              <table:table-cell office:value-type="float" office:value="2.13813781738281">
                <text:p>2.13813781738281</text:p>
              </table:table-cell>
              <table:table-cell office:value-type="float" office:value="0">
                <text:p>0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19.464431</text:p>
              </table:table-cell>
              <table:table-cell office:value-type="float" office:value="2.24184989929199">
                <text:p>2.24184989929199</text:p>
              </table:table-cell>
              <table:table-cell office:value-type="float" office:value="0.5">
                <text:p>0.5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20.467819</text:p>
              </table:table-cell>
              <table:table-cell office:value-type="float" office:value="2.23636627197266">
                <text:p>2.23636627197266</text:p>
              </table:table-cell>
              <table:table-cell office:value-type="float" office:value="1">
                <text:p>1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21.472016</text:p>
              </table:table-cell>
              <table:table-cell office:value-type="float" office:value="3.24511528015137">
                <text:p>3.24511528015137</text:p>
              </table:table-cell>
              <table:table-cell office:value-type="float" office:value="0.3">
                <text:p>0.3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22.475535</text:p>
              </table:table-cell>
              <table:table-cell office:value-type="float" office:value="2.41565704345703">
                <text:p>2.41565704345703</text:p>
              </table:table-cell>
              <table:table-cell office:value-type="float" office:value="0.3">
                <text:p>0.3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23.479075</text:p>
              </table:table-cell>
              <table:table-cell office:value-type="float" office:value="2.38919258117676">
                <text:p>2.38919258117676</text:p>
              </table:table-cell>
              <table:table-cell office:value-type="float" office:value="1">
                <text:p>1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24.482604</text:p>
              </table:table-cell>
              <table:table-cell office:value-type="float" office:value="2.40468978881836">
                <text:p>2.40468978881836</text:p>
              </table:table-cell>
              <table:table-cell office:value-type="float" office:value="0.2">
                <text:p>0.2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25.486050</text:p>
              </table:table-cell>
              <table:table-cell office:value-type="float" office:value="2.33912467956543">
                <text:p>2.33912467956543</text:p>
              </table:table-cell>
              <table:table-cell office:value-type="float" office:value="0.8">
                <text:p>0.8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26.491238</text:p>
              </table:table-cell>
              <table:table-cell office:value-type="float" office:value="3.99994850158691">
                <text:p>3.99994850158691</text:p>
              </table:table-cell>
              <table:table-cell office:value-type="float" office:value="2.3">
                <text:p>2.3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27.494284</text:p>
              </table:table-cell>
              <table:table-cell office:value-type="float" office:value="2.05469131469727">
                <text:p>2.05469131469727</text:p>
              </table:table-cell>
              <table:table-cell office:value-type="float" office:value="0.8">
                <text:p>0.8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28.497706</text:p>
              </table:table-cell>
              <table:table-cell office:value-type="float" office:value="2.31647491455078">
                <text:p>2.31647491455078</text:p>
              </table:table-cell>
              <table:table-cell office:value-type="float" office:value="0.7">
                <text:p>0.7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29.501167</text:p>
              </table:table-cell>
              <table:table-cell office:value-type="float" office:value="2.10833549499512">
                <text:p>2.10833549499512</text:p>
              </table:table-cell>
              <table:table-cell office:value-type="float" office:value="1.7">
                <text:p>1.7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30.504361</text:p>
              </table:table-cell>
              <table:table-cell office:value-type="float" office:value="2.13122367858887">
                <text:p>2.13122367858887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31.508480</text:p>
              </table:table-cell>
              <table:table-cell office:value-type="float" office:value="3.2346248626709">
                <text:p>3.2346248626709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32.511972</text:p>
              </table:table-cell>
              <table:table-cell office:value-type="float" office:value="2.40850448608398">
                <text:p>2.40850448608398</text:p>
              </table:table-cell>
              <table:table-cell office:value-type="float" office:value="1.5">
                <text:p>1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33.515103</text:p>
              </table:table-cell>
              <table:table-cell office:value-type="float" office:value="2.20251083374023">
                <text:p>2.20251083374023</text:p>
              </table:table-cell>
              <table:table-cell office:value-type="float" office:value="0.7">
                <text:p>0.7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34.518105</text:p>
              </table:table-cell>
              <table:table-cell office:value-type="float" office:value="2.11477279663086">
                <text:p>2.11477279663086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35.521553</text:p>
              </table:table-cell>
              <table:table-cell office:value-type="float" office:value="2.32243537902832">
                <text:p>2.32243537902832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36.526743</text:p>
              </table:table-cell>
              <table:table-cell office:value-type="float" office:value="3.91817092895508">
                <text:p>3.91817092895508</text:p>
              </table:table-cell>
              <table:table-cell office:value-type="float" office:value="1.7">
                <text:p>1.7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37.530186</text:p>
              </table:table-cell>
              <table:table-cell office:value-type="float" office:value="2.25424766540527">
                <text:p>2.25424766540527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38.533525</text:p>
              </table:table-cell>
              <table:table-cell office:value-type="float" office:value="2.17676162719727">
                <text:p>2.17676162719727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39.536954</text:p>
              </table:table-cell>
              <table:table-cell office:value-type="float" office:value="2.22659111022949">
                <text:p>2.22659111022949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40.540480</text:p>
              </table:table-cell>
              <table:table-cell office:value-type="float" office:value="2.39253044128418">
                <text:p>2.39253044128418</text:p>
              </table:table-cell>
              <table:table-cell office:value-type="float" office:value="0.7">
                <text:p>0.7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41.545717</text:p>
              </table:table-cell>
              <table:table-cell office:value-type="float" office:value="4.04763221740723">
                <text:p>4.04763221740723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42.549238</text:p>
              </table:table-cell>
              <table:table-cell office:value-type="float" office:value="2.34532356262207">
                <text:p>2.34532356262207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43.552693</text:p>
              </table:table-cell>
              <table:table-cell office:value-type="float" office:value="2.23398208618164">
                <text:p>2.23398208618164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44.556208</text:p>
              </table:table-cell>
              <table:table-cell office:value-type="float" office:value="2.36678123474121">
                <text:p>2.36678123474121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45.559341</text:p>
              </table:table-cell>
              <table:table-cell office:value-type="float" office:value="2.17652320861816">
                <text:p>2.17652320861816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46.563751</text:p>
              </table:table-cell>
              <table:table-cell office:value-type="float" office:value="3.28278541564941">
                <text:p>3.28278541564941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47.567304</text:p>
              </table:table-cell>
              <table:table-cell office:value-type="float" office:value="2.38704681396484">
                <text:p>2.38704681396484</text:p>
              </table:table-cell>
              <table:table-cell office:value-type="float" office:value="1.2">
                <text:p>1.2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48.569711</text:p>
              </table:table-cell>
              <table:table-cell office:value-type="float" office:value="1.46675109863281">
                <text:p>1.46675109863281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49.572724</text:p>
              </table:table-cell>
              <table:table-cell office:value-type="float" office:value="2.11381912231445">
                <text:p>2.11381912231445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50.576227</text:p>
              </table:table-cell>
              <table:table-cell office:value-type="float" office:value="2.40421295166016">
                <text:p>2.40421295166016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51.580799</text:p>
              </table:table-cell>
              <table:table-cell office:value-type="float" office:value="3.30829620361328">
                <text:p>3.30829620361328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52.584319</text:p>
              </table:table-cell>
              <table:table-cell office:value-type="float" office:value="2.34723091125488">
                <text:p>2.34723091125488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53.587887</text:p>
              </table:table-cell>
              <table:table-cell office:value-type="float" office:value="2.40182876586914">
                <text:p>2.40182876586914</text:p>
              </table:table-cell>
              <table:table-cell office:value-type="float" office:value="0.8">
                <text:p>0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54.590984</text:p>
              </table:table-cell>
              <table:table-cell office:value-type="float" office:value="2.03084945678711">
                <text:p>2.03084945678711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55.594495</text:p>
              </table:table-cell>
              <table:table-cell office:value-type="float" office:value="2.38227844238281">
                <text:p>2.38227844238281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56.599555</text:p>
              </table:table-cell>
              <table:table-cell office:value-type="float" office:value="3.89242172241211">
                <text:p>3.89242172241211</text:p>
              </table:table-cell>
              <table:table-cell office:value-type="float" office:value="7.8">
                <text:p>7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57.602717</text:p>
              </table:table-cell>
              <table:table-cell office:value-type="float" office:value="2.22349166870117">
                <text:p>2.22349166870117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58.606134</text:p>
              </table:table-cell>
              <table:table-cell office:value-type="float" office:value="2.3353099822998">
                <text:p>2.3353099822998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0:59:59.609526</text:p>
              </table:table-cell>
              <table:table-cell office:value-type="float" office:value="2.18439102172852">
                <text:p>2.18439102172852</text:p>
              </table:table-cell>
              <table:table-cell office:value-type="float" office:value="1.3">
                <text:p>1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00.612499</text:p>
              </table:table-cell>
              <table:table-cell office:value-type="float" office:value="1.86729431152344">
                <text:p>1.86729431152344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01.617527</text:p>
              </table:table-cell>
              <table:table-cell office:value-type="float" office:value="3.90362739562988">
                <text:p>3.90362739562988</text:p>
              </table:table-cell>
              <table:table-cell office:value-type="float" office:value="0.2">
                <text:p>0.2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02.620986</text:p>
              </table:table-cell>
              <table:table-cell office:value-type="float" office:value="2.19297409057617">
                <text:p>2.19297409057617</text:p>
              </table:table-cell>
              <table:table-cell office:value-type="float" office:value="0.8">
                <text:p>0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03.624096</text:p>
              </table:table-cell>
              <table:table-cell office:value-type="float" office:value="2.0134449005127">
                <text:p>2.0134449005127</text:p>
              </table:table-cell>
              <table:table-cell office:value-type="float" office:value="0.7">
                <text:p>0.7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04.627642</text:p>
              </table:table-cell>
              <table:table-cell office:value-type="float" office:value="2.39801406860352">
                <text:p>2.39801406860352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05.631235</text:p>
              </table:table-cell>
              <table:table-cell office:value-type="float" office:value="2.43711471557617">
                <text:p>2.43711471557617</text:p>
              </table:table-cell>
              <table:table-cell office:value-type="float" office:value="0.8">
                <text:p>0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06.635506</text:p>
              </table:table-cell>
              <table:table-cell office:value-type="float" office:value="3.29732894897461">
                <text:p>3.29732894897461</text:p>
              </table:table-cell>
              <table:table-cell office:value-type="float" office:value="0.7">
                <text:p>0.7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07.638908</text:p>
              </table:table-cell>
              <table:table-cell office:value-type="float" office:value="2.25496292114258">
                <text:p>2.25496292114258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08.642339</text:p>
              </table:table-cell>
              <table:table-cell office:value-type="float" office:value="2.27808952331543">
                <text:p>2.27808952331543</text:p>
              </table:table-cell>
              <table:table-cell office:value-type="float" office:value="0.8">
                <text:p>0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09.644884</text:p>
              </table:table-cell>
              <table:table-cell office:value-type="float" office:value="1.73568725585938">
                <text:p>1.73568725585938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10.648299</text:p>
              </table:table-cell>
              <table:table-cell office:value-type="float" office:value="2.39443778991699">
                <text:p>2.39443778991699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11.653590</text:p>
              </table:table-cell>
              <table:table-cell office:value-type="float" office:value="4.12511825561523">
                <text:p>4.12511825561523</text:p>
              </table:table-cell>
              <table:table-cell office:value-type="float" office:value="0.8">
                <text:p>0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12.658326</text:p>
              </table:table-cell>
              <table:table-cell office:value-type="float" office:value="3.44109535217285">
                <text:p>3.44109535217285</text:p>
              </table:table-cell>
              <table:table-cell office:value-type="float" office:value="0.7">
                <text:p>0.7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13.661725</text:p>
              </table:table-cell>
              <table:table-cell office:value-type="float" office:value="2.2270679473877">
                <text:p>2.2270679473877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14.665070</text:p>
              </table:table-cell>
              <table:table-cell office:value-type="float" office:value="2.13718414306641">
                <text:p>2.13718414306641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15.669922</text:p>
              </table:table-cell>
              <table:table-cell office:value-type="float" office:value="3.5698413848877">
                <text:p>3.5698413848877</text:p>
              </table:table-cell>
              <table:table-cell office:value-type="float" office:value="0.7">
                <text:p>0.7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16.674668</text:p>
              </table:table-cell>
              <table:table-cell office:value-type="float" office:value="3.51095199584961">
                <text:p>3.51095199584961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17.678019</text:p>
              </table:table-cell>
              <table:table-cell office:value-type="float" office:value="2.18868255615234">
                <text:p>2.18868255615234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18.681397</text:p>
              </table:table-cell>
              <table:table-cell office:value-type="float" office:value="2.21371650695801">
                <text:p>2.21371650695801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19.684868</text:p>
              </table:table-cell>
              <table:table-cell office:value-type="float" office:value="2.26426124572754">
                <text:p>2.26426124572754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20.688399</text:p>
              </table:table-cell>
              <table:table-cell office:value-type="float" office:value="2.37607955932617">
                <text:p>2.37607955932617</text:p>
              </table:table-cell>
              <table:table-cell office:value-type="float" office:value="0.7">
                <text:p>0.7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21.693668</text:p>
              </table:table-cell>
              <table:table-cell office:value-type="float" office:value="4.05502319335938">
                <text:p>4.05502319335938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22.697055</text:p>
              </table:table-cell>
              <table:table-cell office:value-type="float" office:value="2.16412544250488">
                <text:p>2.16412544250488</text:p>
              </table:table-cell>
              <table:table-cell office:value-type="float" office:value="1.5">
                <text:p>1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23.700443</text:p>
              </table:table-cell>
              <table:table-cell office:value-type="float" office:value="2.24804878234863">
                <text:p>2.24804878234863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24.703886</text:p>
              </table:table-cell>
              <table:table-cell office:value-type="float" office:value="2.28691101074219">
                <text:p>2.28691101074219</text:p>
              </table:table-cell>
              <table:table-cell office:value-type="float" office:value="1.2">
                <text:p>1.2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25.707503</text:p>
              </table:table-cell>
              <table:table-cell office:value-type="float" office:value="2.46953964233398">
                <text:p>2.46953964233398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26.712008</text:p>
              </table:table-cell>
              <table:table-cell office:value-type="float" office:value="3.36718559265137">
                <text:p>3.36718559265137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27.715542</text:p>
              </table:table-cell>
              <table:table-cell office:value-type="float" office:value="2.38370895385742">
                <text:p>2.38370895385742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28.719111</text:p>
              </table:table-cell>
              <table:table-cell office:value-type="float" office:value="2.41327285766602">
                <text:p>2.41327285766602</text:p>
              </table:table-cell>
              <table:table-cell office:value-type="float" office:value="0.7">
                <text:p>0.7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29.722612</text:p>
              </table:table-cell>
              <table:table-cell office:value-type="float" office:value="2.37464904785156">
                <text:p>2.37464904785156</text:p>
              </table:table-cell>
              <table:table-cell office:value-type="float" office:value="0.8">
                <text:p>0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30.726067</text:p>
              </table:table-cell>
              <table:table-cell office:value-type="float" office:value="2.15387344360352">
                <text:p>2.15387344360352</text:p>
              </table:table-cell>
              <table:table-cell office:value-type="float" office:value="1.2">
                <text:p>1.2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31.731522</text:p>
              </table:table-cell>
              <table:table-cell office:value-type="float" office:value="4.10842895507813">
                <text:p>4.10842895507813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32.734995</text:p>
              </table:table-cell>
              <table:table-cell office:value-type="float" office:value="2.28333473205566">
                <text:p>2.28333473205566</text:p>
              </table:table-cell>
              <table:table-cell office:value-type="float" office:value="0.7">
                <text:p>0.7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33.738385</text:p>
              </table:table-cell>
              <table:table-cell office:value-type="float" office:value="2.24709510803223">
                <text:p>2.24709510803223</text:p>
              </table:table-cell>
              <table:table-cell office:value-type="float" office:value="0.7">
                <text:p>0.7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34.741731</text:p>
              </table:table-cell>
              <table:table-cell office:value-type="float" office:value="2.18963623046875">
                <text:p>2.18963623046875</text:p>
              </table:table-cell>
              <table:table-cell office:value-type="float" office:value="0.8">
                <text:p>0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35.745058</text:p>
              </table:table-cell>
              <table:table-cell office:value-type="float" office:value="2.17914581298828">
                <text:p>2.17914581298828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36.748480</text:p>
              </table:table-cell>
              <table:table-cell office:value-type="float" office:value="2.26902961730957">
                <text:p>2.26902961730957</text:p>
              </table:table-cell>
              <table:table-cell office:value-type="float" office:value="1.3">
                <text:p>1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37.753754</text:p>
              </table:table-cell>
              <table:table-cell office:value-type="float" office:value="4.12178039550781">
                <text:p>4.12178039550781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38.757164</text:p>
              </table:table-cell>
              <table:table-cell office:value-type="float" office:value="2.18009948730469">
                <text:p>2.18009948730469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39.760556</text:p>
              </table:table-cell>
              <table:table-cell office:value-type="float" office:value="2.1824836730957">
                <text:p>2.1824836730957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40.764123</text:p>
              </table:table-cell>
              <table:table-cell office:value-type="float" office:value="2.41827964782715">
                <text:p>2.41827964782715</text:p>
              </table:table-cell>
              <table:table-cell office:value-type="float" office:value="0.7">
                <text:p>0.7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41.767650</text:p>
              </table:table-cell>
              <table:table-cell office:value-type="float" office:value="2.37107276916504">
                <text:p>2.37107276916504</text:p>
              </table:table-cell>
              <table:table-cell office:value-type="float" office:value="0.7">
                <text:p>0.7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42.772191</text:p>
              </table:table-cell>
              <table:table-cell office:value-type="float" office:value="3.3714771270752">
                <text:p>3.3714771270752</text:p>
              </table:table-cell>
              <table:table-cell office:value-type="float" office:value="0">
                <text:p>0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43.775563</text:p>
              </table:table-cell>
              <table:table-cell office:value-type="float" office:value="2.23493576049805">
                <text:p>2.23493576049805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44.779004</text:p>
              </table:table-cell>
              <table:table-cell office:value-type="float" office:value="2.2892951965332">
                <text:p>2.2892951965332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45.782381</text:p>
              </table:table-cell>
              <table:table-cell office:value-type="float" office:value="2.22945213317871">
                <text:p>2.22945213317871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46.785725</text:p>
              </table:table-cell>
              <table:table-cell office:value-type="float" office:value="2.18915939331055">
                <text:p>2.18915939331055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47.791081</text:p>
              </table:table-cell>
              <table:table-cell office:value-type="float" office:value="4.13870811462402">
                <text:p>4.13870811462402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48.794549</text:p>
              </table:table-cell>
              <table:table-cell office:value-type="float" office:value="2.28285789489746">
                <text:p>2.28285789489746</text:p>
              </table:table-cell>
              <table:table-cell office:value-type="float" office:value="1.2">
                <text:p>1.2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49.797898</text:p>
              </table:table-cell>
              <table:table-cell office:value-type="float" office:value="2.18987464904785">
                <text:p>2.18987464904785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50.801275</text:p>
              </table:table-cell>
              <table:table-cell office:value-type="float" office:value="2.18796730041504">
                <text:p>2.18796730041504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51.804670</text:p>
              </table:table-cell>
              <table:table-cell office:value-type="float" office:value="2.17318534851074">
                <text:p>2.17318534851074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52.809999</text:p>
              </table:table-cell>
              <table:table-cell office:value-type="float" office:value="4.16421890258789">
                <text:p>4.16421890258789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53.813380</text:p>
              </table:table-cell>
              <table:table-cell office:value-type="float" office:value="2.19631195068359">
                <text:p>2.19631195068359</text:p>
              </table:table-cell>
              <table:table-cell office:value-type="float" office:value="0.7">
                <text:p>0.7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54.816761</text:p>
              </table:table-cell>
              <table:table-cell office:value-type="float" office:value="2.15315818786621">
                <text:p>2.15315818786621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55.820287</text:p>
              </table:table-cell>
              <table:table-cell office:value-type="float" office:value="2.38132476806641">
                <text:p>2.38132476806641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56.823813</text:p>
              </table:table-cell>
              <table:table-cell office:value-type="float" office:value="2.37035751342773">
                <text:p>2.37035751342773</text:p>
              </table:table-cell>
              <table:table-cell office:value-type="float" office:value="8.3">
                <text:p>8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57.828427</text:p>
              </table:table-cell>
              <table:table-cell office:value-type="float" office:value="3.44061851501465">
                <text:p>3.44061851501465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58.831855</text:p>
              </table:table-cell>
              <table:table-cell office:value-type="float" office:value="2.25710868835449">
                <text:p>2.25710868835449</text:p>
              </table:table-cell>
              <table:table-cell office:value-type="float" office:value="0.8">
                <text:p>0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0:59.835281</text:p>
              </table:table-cell>
              <table:table-cell office:value-type="float" office:value="2.27761268615723">
                <text:p>2.27761268615723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00.838662</text:p>
              </table:table-cell>
              <table:table-cell office:value-type="float" office:value="2.23135948181152">
                <text:p>2.23135948181152</text:p>
              </table:table-cell>
              <table:table-cell office:value-type="float" office:value="1.5">
                <text:p>1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01.842129</text:p>
              </table:table-cell>
              <table:table-cell office:value-type="float" office:value="2.31504440307617">
                <text:p>2.31504440307617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02.846821</text:p>
              </table:table-cell>
              <table:table-cell office:value-type="float" office:value="3.4787654876709">
                <text:p>3.4787654876709</text:p>
              </table:table-cell>
              <table:table-cell office:value-type="float" office:value="0.8">
                <text:p>0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03.850216</text:p>
              </table:table-cell>
              <table:table-cell office:value-type="float" office:value="2.22563743591309">
                <text:p>2.22563743591309</text:p>
              </table:table-cell>
              <table:table-cell office:value-type="float" office:value="2.3">
                <text:p>2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04.853618</text:p>
              </table:table-cell>
              <table:table-cell office:value-type="float" office:value="2.29072570800781">
                <text:p>2.29072570800781</text:p>
              </table:table-cell>
              <table:table-cell office:value-type="float" office:value="3">
                <text:p>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05.857044</text:p>
              </table:table-cell>
              <table:table-cell office:value-type="float" office:value="2.20274925231934">
                <text:p>2.20274925231934</text:p>
              </table:table-cell>
              <table:table-cell office:value-type="float" office:value="1">
                <text:p>1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06.860443</text:p>
              </table:table-cell>
              <table:table-cell office:value-type="float" office:value="2.24900245666504">
                <text:p>2.24900245666504</text:p>
              </table:table-cell>
              <table:table-cell office:value-type="float" office:value="1.3">
                <text:p>1.3</text:p>
              </table:table-cell>
              <table:table-cell office:value-type="float" office:value="22.6">
                <text:p>22.6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07.865665</text:p>
              </table:table-cell>
              <table:table-cell office:value-type="float" office:value="4.10008430480957">
                <text:p>4.10008430480957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08.869074</text:p>
              </table:table-cell>
              <table:table-cell office:value-type="float" office:value="2.17342376708984">
                <text:p>2.17342376708984</text:p>
              </table:table-cell>
              <table:table-cell office:value-type="float" office:value="2">
                <text:p>2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09.872466</text:p>
              </table:table-cell>
              <table:table-cell office:value-type="float" office:value="2.24781036376953">
                <text:p>2.24781036376953</text:p>
              </table:table-cell>
              <table:table-cell office:value-type="float" office:value="2.7">
                <text:p>2.7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10.875834</text:p>
              </table:table-cell>
              <table:table-cell office:value-type="float" office:value="2.27546691894531">
                <text:p>2.27546691894531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11.879240</text:p>
              </table:table-cell>
              <table:table-cell office:value-type="float" office:value="2.27522850036621">
                <text:p>2.27522850036621</text:p>
              </table:table-cell>
              <table:table-cell office:value-type="float" office:value="0.5">
                <text:p>0.5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12.883592</text:p>
              </table:table-cell>
              <table:table-cell office:value-type="float" office:value="3.24559211730957">
                <text:p>3.24559211730957</text:p>
              </table:table-cell>
              <table:table-cell office:value-type="float" office:value="1">
                <text:p>1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13.886924</text:p>
              </table:table-cell>
              <table:table-cell office:value-type="float" office:value="2.25925445556641">
                <text:p>2.25925445556641</text:p>
              </table:table-cell>
              <table:table-cell office:value-type="float" office:value="2">
                <text:p>2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14.890216</text:p>
              </table:table-cell>
              <table:table-cell office:value-type="float" office:value="2.1824836730957">
                <text:p>2.1824836730957</text:p>
              </table:table-cell>
              <table:table-cell office:value-type="float" office:value="1.8">
                <text:p>1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15.893523</text:p>
              </table:table-cell>
              <table:table-cell office:value-type="float" office:value="2.19345092773437">
                <text:p>2.19345092773437</text:p>
              </table:table-cell>
              <table:table-cell office:value-type="float" office:value="1.2">
                <text:p>1.2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16.896907</text:p>
              </table:table-cell>
              <table:table-cell office:value-type="float" office:value="2.18367576599121">
                <text:p>2.18367576599121</text:p>
              </table:table-cell>
              <table:table-cell office:value-type="float" office:value="1.8">
                <text:p>1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17.901840</text:p>
              </table:table-cell>
              <table:table-cell office:value-type="float" office:value="3.80539894104004">
                <text:p>3.80539894104004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18.905154</text:p>
              </table:table-cell>
              <table:table-cell office:value-type="float" office:value="2.15816497802734">
                <text:p>2.15816497802734</text:p>
              </table:table-cell>
              <table:table-cell office:value-type="float" office:value="1">
                <text:p>1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19.908503</text:p>
              </table:table-cell>
              <table:table-cell office:value-type="float" office:value="2.26378440856934">
                <text:p>2.26378440856934</text:p>
              </table:table-cell>
              <table:table-cell office:value-type="float" office:value="2.3">
                <text:p>2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20.911533</text:p>
              </table:table-cell>
              <table:table-cell office:value-type="float" office:value="2.09498405456543">
                <text:p>2.09498405456543</text:p>
              </table:table-cell>
              <table:table-cell office:value-type="float" office:value="1.8">
                <text:p>1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21.915886</text:p>
              </table:table-cell>
              <table:table-cell office:value-type="float" office:value="3.19361686706543">
                <text:p>3.19361686706543</text:p>
              </table:table-cell>
              <table:table-cell office:value-type="float" office:value="0.8">
                <text:p>0.8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22.920459</text:p>
              </table:table-cell>
              <table:table-cell office:value-type="float" office:value="3.41701507568359">
                <text:p>3.41701507568359</text:p>
              </table:table-cell>
              <table:table-cell office:value-type="float" office:value="1.8">
                <text:p>1.8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23.923575</text:p>
              </table:table-cell>
              <table:table-cell office:value-type="float" office:value="2.15673446655273">
                <text:p>2.15673446655273</text:p>
              </table:table-cell>
              <table:table-cell office:value-type="float" office:value="0.3">
                <text:p>0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24.926556</text:p>
              </table:table-cell>
              <table:table-cell office:value-type="float" office:value="2.09879875183105">
                <text:p>2.09879875183105</text:p>
              </table:table-cell>
              <table:table-cell office:value-type="float" office:value="1.2">
                <text:p>1.2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25.929820</text:p>
              </table:table-cell>
              <table:table-cell office:value-type="float" office:value="2.18820571899414">
                <text:p>2.18820571899414</text:p>
              </table:table-cell>
              <table:table-cell office:value-type="float" office:value="0.5">
                <text:p>0.5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26.933206</text:p>
              </table:table-cell>
              <table:table-cell office:value-type="float" office:value="2.14862823486328">
                <text:p>2.14862823486328</text:p>
              </table:table-cell>
              <table:table-cell office:value-type="float" office:value="0.5">
                <text:p>0.5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27.938193</text:p>
              </table:table-cell>
              <table:table-cell office:value-type="float" office:value="3.82423400878906">
                <text:p>3.82423400878906</text:p>
              </table:table-cell>
              <table:table-cell office:value-type="float" office:value="0.8">
                <text:p>0.8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28.941601</text:p>
              </table:table-cell>
              <table:table-cell office:value-type="float" office:value="2.20775604248047">
                <text:p>2.20775604248047</text:p>
              </table:table-cell>
              <table:table-cell office:value-type="float" office:value="1">
                <text:p>1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29.944990</text:p>
              </table:table-cell>
              <table:table-cell office:value-type="float" office:value="2.14958190917969">
                <text:p>2.14958190917969</text:p>
              </table:table-cell>
              <table:table-cell office:value-type="float" office:value="1">
                <text:p>1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30.948333</text:p>
              </table:table-cell>
              <table:table-cell office:value-type="float" office:value="2.21657752990723">
                <text:p>2.21657752990723</text:p>
              </table:table-cell>
              <table:table-cell office:value-type="float" office:value="0.5">
                <text:p>0.5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31.951759</text:p>
              </table:table-cell>
              <table:table-cell office:value-type="float" office:value="2.29310989379883">
                <text:p>2.29310989379883</text:p>
              </table:table-cell>
              <table:table-cell office:value-type="float" office:value="0.3">
                <text:p>0.3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32.956157</text:p>
              </table:table-cell>
              <table:table-cell office:value-type="float" office:value="3.26085090637207">
                <text:p>3.26085090637207</text:p>
              </table:table-cell>
              <table:table-cell office:value-type="float" office:value="0.5">
                <text:p>0.5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33.959550</text:p>
              </table:table-cell>
              <table:table-cell office:value-type="float" office:value="2.2585391998291">
                <text:p>2.2585391998291</text:p>
              </table:table-cell>
              <table:table-cell office:value-type="float" office:value="0.5">
                <text:p>0.5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34.963005</text:p>
              </table:table-cell>
              <table:table-cell office:value-type="float" office:value="2.32934951782227">
                <text:p>2.32934951782227</text:p>
              </table:table-cell>
              <table:table-cell office:value-type="float" office:value="0.3">
                <text:p>0.3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35.964975</text:p>
              </table:table-cell>
              <table:table-cell office:value-type="float" office:value="1.12271308898926">
                <text:p>1.12271308898926</text:p>
              </table:table-cell>
              <table:table-cell office:value-type="float" office:value="0">
                <text:p>0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36.969339</text:p>
              </table:table-cell>
              <table:table-cell office:value-type="float" office:value="3.25751304626465">
                <text:p>3.25751304626465</text:p>
              </table:table-cell>
              <table:table-cell office:value-type="float" office:value="1">
                <text:p>1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37.974533</text:p>
              </table:table-cell>
              <table:table-cell office:value-type="float" office:value="3.86905670166016">
                <text:p>3.86905670166016</text:p>
              </table:table-cell>
              <table:table-cell office:value-type="float" office:value="0.2">
                <text:p>0.2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38.977931</text:p>
              </table:table-cell>
              <table:table-cell office:value-type="float" office:value="2.23231315612793">
                <text:p>2.23231315612793</text:p>
              </table:table-cell>
              <table:table-cell office:value-type="float" office:value="0.3">
                <text:p>0.3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39.981257</text:p>
              </table:table-cell>
              <table:table-cell office:value-type="float" office:value="2.16126441955566">
                <text:p>2.16126441955566</text:p>
              </table:table-cell>
              <table:table-cell office:value-type="float" office:value="0.5">
                <text:p>0.5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40.984606</text:p>
              </table:table-cell>
              <table:table-cell office:value-type="float" office:value="2.14743614196777">
                <text:p>2.14743614196777</text:p>
              </table:table-cell>
              <table:table-cell office:value-type="float" office:value="0.2">
                <text:p>0.2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41.987977</text:p>
              </table:table-cell>
              <table:table-cell office:value-type="float" office:value="2.27808952331543">
                <text:p>2.27808952331543</text:p>
              </table:table-cell>
              <table:table-cell office:value-type="float" office:value="2.3">
                <text:p>2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42.992547</text:p>
              </table:table-cell>
              <table:table-cell office:value-type="float" office:value="3.3411979675293">
                <text:p>3.3411979675293</text:p>
              </table:table-cell>
              <table:table-cell office:value-type="float" office:value="1.5">
                <text:p>1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43.995973</text:p>
              </table:table-cell>
              <table:table-cell office:value-type="float" office:value="2.26497650146484">
                <text:p>2.26497650146484</text:p>
              </table:table-cell>
              <table:table-cell office:value-type="float" office:value="0">
                <text:p>0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44.999382</text:p>
              </table:table-cell>
              <table:table-cell office:value-type="float" office:value="2.28571891784668">
                <text:p>2.28571891784668</text:p>
              </table:table-cell>
              <table:table-cell office:value-type="float" office:value="0.2">
                <text:p>0.2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46.002762</text:p>
              </table:table-cell>
              <table:table-cell office:value-type="float" office:value="2.27689743041992">
                <text:p>2.27689743041992</text:p>
              </table:table-cell>
              <table:table-cell office:value-type="float" office:value="0.5">
                <text:p>0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47.005752</text:p>
              </table:table-cell>
              <table:table-cell office:value-type="float" office:value="2.06160545349121">
                <text:p>2.06160545349121</text:p>
              </table:table-cell>
              <table:table-cell office:value-type="float" office:value="2.5">
                <text:p>2.5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48.010676</text:p>
              </table:table-cell>
              <table:table-cell office:value-type="float" office:value="3.80253791809082">
                <text:p>3.80253791809082</text:p>
              </table:table-cell>
              <table:table-cell office:value-type="float" office:value="0">
                <text:p>0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49.014008</text:p>
              </table:table-cell>
              <table:table-cell office:value-type="float" office:value="2.19964981079102">
                <text:p>2.19964981079102</text:p>
              </table:table-cell>
              <table:table-cell office:value-type="float" office:value="1.3">
                <text:p>1.3</text:p>
              </table:table-cell>
              <table:table-cell office:value-type="float" office:value="22.5">
                <text:p>22.5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50.017355</text:p>
              </table:table-cell>
              <table:table-cell office:value-type="float" office:value="2.21753120422363">
                <text:p>2.21753120422363</text:p>
              </table:table-cell>
              <table:table-cell office:value-type="float" office:value="0.7">
                <text:p>0.7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51.020760</text:p>
              </table:table-cell>
              <table:table-cell office:value-type="float" office:value="2.1975040435791">
                <text:p>2.1975040435791</text:p>
              </table:table-cell>
              <table:table-cell office:value-type="float" office:value="0">
                <text:p>0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52.024142</text:p>
              </table:table-cell>
              <table:table-cell office:value-type="float" office:value="2.25663185119629">
                <text:p>2.25663185119629</text:p>
              </table:table-cell>
              <table:table-cell office:value-type="float" office:value="0.8">
                <text:p>0.8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53.028698</text:p>
              </table:table-cell>
              <table:table-cell office:value-type="float" office:value="3.41033935546875">
                <text:p>3.41033935546875</text:p>
              </table:table-cell>
              <table:table-cell office:value-type="float" office:value="0.7">
                <text:p>0.7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54.032111</text:p>
              </table:table-cell>
              <table:table-cell office:value-type="float" office:value="2.24828720092773">
                <text:p>2.24828720092773</text:p>
              </table:table-cell>
              <table:table-cell office:value-type="float" office:value="0.3">
                <text:p>0.3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55.035530</text:p>
              </table:table-cell>
              <table:table-cell office:value-type="float" office:value="2.29048728942871">
                <text:p>2.29048728942871</text:p>
              </table:table-cell>
              <table:table-cell office:value-type="float" office:value="0.8">
                <text:p>0.8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56.038920</text:p>
              </table:table-cell>
              <table:table-cell office:value-type="float" office:value="2.26354598999023">
                <text:p>2.26354598999023</text:p>
              </table:table-cell>
              <table:table-cell office:value-type="float" office:value="0.7">
                <text:p>0.7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2025-01-28 01:01:57.042316</text:p>
              </table:table-cell>
              <table:table-cell office:value-type="float" office:value="2.25925445556641">
                <text:p>2.25925445556641</text:p>
              </table:table-cell>
              <table:table-cell office:value-type="float" office:value="8.5">
                <text:p>8.5</text:p>
              </table:table-cell>
              <table:table-cell office:value-type="float" office:value="22.4">
                <text:p>22.4</text:p>
              </table:table-cell>
              <table:table-cell office:value-type="float" office:value="47.1">
                <text:p>4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